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DejaVu Sans Mono" svg:font-family="'DejaVu Sans Mono'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ataBrokerModules" style:family="table">
      <style:table-properties style:width="17cm" table:align="margins"/>
    </style:style>
    <style:style style:name="DataBrokerModules.A" style:family="table-column">
      <style:table-column-properties style:column-width="2.796cm" style:rel-column-width="10777*"/>
    </style:style>
    <style:style style:name="DataBrokerModules.B" style:family="table-column">
      <style:table-column-properties style:column-width="4.009cm" style:rel-column-width="15455*"/>
    </style:style>
    <style:style style:name="DataBrokerModules.C" style:family="table-column">
      <style:table-column-properties style:column-width="10.195cm" style:rel-column-width="39303*"/>
    </style:style>
    <style:style style:name="DataBrokerModules.A1" style:family="table-cell">
      <style:table-cell-properties style:vertical-align="middle" fo:background-color="#4c4c4c" fo:padding="0.097cm" fo:border-left="4pt solid #ffffff" fo:border-right="none" fo:border-top="4pt solid #ffffff" fo:border-bottom="4pt solid #ffffff">
        <style:background-image/>
      </style:table-cell-properties>
    </style:style>
    <style:style style:name="DataBrokerModules.C1" style:family="table-cell">
      <style:table-cell-properties style:vertical-align="middle" fo:background-color="#4c4c4c" fo:padding="0.097cm" fo:border="4pt solid #ffffff">
        <style:background-image/>
      </style:table-cell-properties>
    </style:style>
    <style:style style:name="DataBrokerModules.A2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B2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C2" style:family="table-cell">
      <style:table-cell-properties fo:background-color="#e6e6e6" fo:padding="0.097cm" fo:border-left="4pt solid #ffffff" fo:border-right="4pt solid #ffffff" fo:border-top="none" fo:border-bottom="4pt solid #ffffff">
        <style:background-image/>
      </style:table-cell-properties>
    </style:style>
    <style:style style:name="DataBrokerModules.A3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B3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C3" style:family="table-cell">
      <style:table-cell-properties fo:background-color="#e6e6e6" fo:padding="0.097cm" fo:border-left="4pt solid #ffffff" fo:border-right="4pt solid #ffffff" fo:border-top="none" fo:border-bottom="4pt solid #ffffff">
        <style:background-image/>
      </style:table-cell-properties>
    </style:style>
    <style:style style:name="DataBrokerModules.A4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B4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C4" style:family="table-cell">
      <style:table-cell-properties fo:background-color="#e6e6e6" fo:padding="0.097cm" fo:border-left="4pt solid #ffffff" fo:border-right="4pt solid #ffffff" fo:border-top="none" fo:border-bottom="4pt solid #ffffff">
        <style:background-image/>
      </style:table-cell-properties>
    </style:style>
    <style:style style:name="DataBrokerModules.A5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B5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C5" style:family="table-cell">
      <style:table-cell-properties fo:background-color="#e6e6e6" fo:padding="0.097cm" fo:border-left="4pt solid #ffffff" fo:border-right="4pt solid #ffffff" fo:border-top="none" fo:border-bottom="4pt solid #ffffff">
        <style:background-image/>
      </style:table-cell-properties>
    </style:style>
    <style:style style:name="DataBrokerModules.A6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B6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C6" style:family="table-cell">
      <style:table-cell-properties fo:background-color="#e6e6e6" fo:padding="0.097cm" fo:border-left="4pt solid #ffffff" fo:border-right="4pt solid #ffffff" fo:border-top="none" fo:border-bottom="4pt solid #ffffff">
        <style:background-image/>
      </style:table-cell-properties>
    </style:style>
    <style:style style:name="DataBrokerModules.A7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B7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C7" style:family="table-cell">
      <style:table-cell-properties fo:background-color="#e6e6e6" fo:padding="0.097cm" fo:border-left="4pt solid #ffffff" fo:border-right="4pt solid #ffffff" fo:border-top="none" fo:border-bottom="4pt solid #ffffff">
        <style:background-image/>
      </style:table-cell-properties>
    </style:style>
    <style:style style:name="DataBrokerModules.A8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B8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C8" style:family="table-cell">
      <style:table-cell-properties fo:background-color="#e6e6e6" fo:padding="0.097cm" fo:border-left="4pt solid #ffffff" fo:border-right="4pt solid #ffffff" fo:border-top="none" fo:border-bottom="4pt solid #ffffff">
        <style:background-image/>
      </style:table-cell-properties>
    </style:style>
    <style:style style:name="DataBrokerModules.A9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B9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C9" style:family="table-cell">
      <style:table-cell-properties fo:background-color="#e6e6e6" fo:padding="0.097cm" fo:border-left="4pt solid #ffffff" fo:border-right="4pt solid #ffffff" fo:border-top="none" fo:border-bottom="4pt solid #ffffff">
        <style:background-image/>
      </style:table-cell-properties>
    </style:style>
    <style:style style:name="DataBrokerModules.A10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B10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C10" style:family="table-cell">
      <style:table-cell-properties fo:background-color="#e6e6e6" fo:padding="0.097cm" fo:border-left="4pt solid #ffffff" fo:border-right="4pt solid #ffffff" fo:border-top="none" fo:border-bottom="4pt solid #ffffff">
        <style:background-image/>
      </style:table-cell-properties>
    </style:style>
    <style:style style:name="DataBrokerModules.A11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B11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C11" style:family="table-cell">
      <style:table-cell-properties fo:background-color="#e6e6e6" fo:padding="0.097cm" fo:border-left="4pt solid #ffffff" fo:border-right="4pt solid #ffffff" fo:border-top="none" fo:border-bottom="4pt solid #ffffff">
        <style:background-image/>
      </style:table-cell-properties>
    </style:style>
    <style:style style:name="DataBrokerModules.A12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B12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C12" style:family="table-cell">
      <style:table-cell-properties fo:background-color="#e6e6e6" fo:padding="0.097cm" fo:border-left="4pt solid #ffffff" fo:border-right="4pt solid #ffffff" fo:border-top="none" fo:border-bottom="4pt solid #ffffff">
        <style:background-image/>
      </style:table-cell-properties>
    </style:style>
    <style:style style:name="Table1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2.796cm" style:rel-column-width="10777*"/>
    </style:style>
    <style:style style:name="Table1.B" style:family="table-column">
      <style:table-column-properties style:column-width="4.009cm" style:rel-column-width="15455*"/>
    </style:style>
    <style:style style:name="Table1.C" style:family="table-column">
      <style:table-column-properties style:column-width="10.195cm" style:rel-column-width="39303*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middle" fo:background-color="#4c4c4c" fo:padding="0.097cm" fo:border-left="4pt solid #ffffff" fo:border-right="none" fo:border-top="4pt solid #ffffff" fo:border-bottom="4pt solid #ffffff" style:writing-mode="page">
        <style:background-image/>
      </style:table-cell-properties>
    </style:style>
    <style:style style:name="Table1.C1" style:family="table-cell">
      <style:table-cell-properties style:vertical-align="middle" fo:background-color="#4c4c4c" fo:padding="0.097cm" fo:border="4pt solid #ffffff" style:writing-mode="page">
        <style:background-image/>
      </style:table-cell-properties>
    </style:style>
    <style:style style:name="Table1.A2" style:family="table-cell">
      <style:table-cell-properties style:vertical-align="" fo:background-color="#e6e6e6" fo:padding="0.097cm" fo:border-left="4pt solid #ffffff" fo:border-right="none" fo:border-top="none" fo:border-bottom="4pt solid #ffffff" style:writing-mode="page">
        <style:background-image/>
      </style:table-cell-properties>
    </style:style>
    <style:style style:name="Table1.C2" style:family="table-cell">
      <style:table-cell-properties style:vertical-align="" fo:background-color="#e6e6e6" fo:padding="0.097cm" fo:border-left="4pt solid #ffffff" fo:border-right="4pt solid #ffffff" fo:border-top="none" fo:border-bottom="4pt solid #ffffff" style:writing-mode="page">
        <style:background-image/>
      </style:table-cell-properties>
    </style:style>
    <style:style style:name="Table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2.995cm" style:rel-column-width="11545*"/>
    </style:style>
    <style:style style:name="Table2.B" style:family="table-column">
      <style:table-column-properties style:column-width="6.008cm" style:rel-column-width="23159*"/>
    </style:style>
    <style:style style:name="Table2.C" style:family="table-column">
      <style:table-column-properties style:column-width="7.997cm" style:rel-column-width="30831*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middle" fo:background-color="#4c4c4c" fo:padding="0.097cm" fo:border-left="4pt solid #ffffff" fo:border-right="none" fo:border-top="4pt solid #ffffff" fo:border-bottom="4pt solid #ffffff" style:writing-mode="page">
        <style:background-image/>
      </style:table-cell-properties>
    </style:style>
    <style:style style:name="Table2.C1" style:family="table-cell">
      <style:table-cell-properties style:vertical-align="middle" fo:background-color="#4c4c4c" fo:padding="0.097cm" fo:border="4pt solid #ffffff" style:writing-mode="page">
        <style:background-image/>
      </style:table-cell-properties>
    </style:style>
    <style:style style:name="Table2.A2" style:family="table-cell">
      <style:table-cell-properties style:vertical-align="" fo:background-color="#e6e6e6" fo:padding="0.097cm" fo:border-left="4pt solid #ffffff" fo:border-right="none" fo:border-top="none" fo:border-bottom="4pt solid #ffffff" style:writing-mode="page">
        <style:background-image/>
      </style:table-cell-properties>
    </style:style>
    <style:style style:name="Table2.C2" style:family="table-cell">
      <style:table-cell-properties style:vertical-align="" fo:background-color="#e6e6e6" fo:padding="0.097cm" fo:border-left="4pt solid #ffffff" fo:border-right="4pt solid #ffffff" fo:border-top="none" fo:border-bottom="4pt solid #ffffff" style:writing-mode="page">
        <style:background-image/>
      </style:table-cell-properties>
    </style:style>
    <style:style style:name="Table3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2.995cm" style:rel-column-width="11545*"/>
    </style:style>
    <style:style style:name="Table3.B" style:family="table-column">
      <style:table-column-properties style:column-width="6.008cm" style:rel-column-width="23159*"/>
    </style:style>
    <style:style style:name="Table3.C" style:family="table-column">
      <style:table-column-properties style:column-width="7.997cm" style:rel-column-width="30831*"/>
    </style:style>
    <style:style style:name="Table3.1" style:family="table-row">
      <style:table-row-properties fo:background-color="transparent" fo:keep-together="auto">
        <style:background-image/>
      </style:table-row-properties>
    </style:style>
    <style:style style:name="Table3.A1" style:family="table-cell">
      <style:table-cell-properties style:vertical-align="middle" fo:background-color="#4c4c4c" fo:padding="0.097cm" fo:border-left="4pt solid #ffffff" fo:border-right="none" fo:border-top="4pt solid #ffffff" fo:border-bottom="4pt solid #ffffff" style:writing-mode="page">
        <style:background-image/>
      </style:table-cell-properties>
    </style:style>
    <style:style style:name="Table3.C1" style:family="table-cell">
      <style:table-cell-properties style:vertical-align="middle" fo:background-color="#4c4c4c" fo:padding="0.097cm" fo:border="4pt solid #ffffff" style:writing-mode="page">
        <style:background-image/>
      </style:table-cell-properties>
    </style:style>
    <style:style style:name="Table3.A2" style:family="table-cell">
      <style:table-cell-properties style:vertical-align="" fo:background-color="#e6e6e6" fo:padding="0.097cm" fo:border-left="4pt solid #ffffff" fo:border-right="none" fo:border-top="none" fo:border-bottom="4pt solid #ffffff" style:writing-mode="page">
        <style:background-image/>
      </style:table-cell-properties>
    </style:style>
    <style:style style:name="Table3.C2" style:family="table-cell">
      <style:table-cell-properties style:vertical-align="" fo:background-color="#e6e6e6" fo:padding="0.097cm" fo:border-left="4pt solid #ffffff" fo:border-right="4pt solid #ffffff" fo:border-top="none" fo:border-bottom="4pt solid #ffffff" style:writing-mode="page">
        <style:background-image/>
      </style:table-cell-properties>
    </style:style>
    <style:style style:name="Table4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2.995cm" style:rel-column-width="11545*"/>
    </style:style>
    <style:style style:name="Table4.B" style:family="table-column">
      <style:table-column-properties style:column-width="6.008cm" style:rel-column-width="23159*"/>
    </style:style>
    <style:style style:name="Table4.C" style:family="table-column">
      <style:table-column-properties style:column-width="7.997cm" style:rel-column-width="30831*"/>
    </style:style>
    <style:style style:name="Table4.1" style:family="table-row">
      <style:table-row-properties fo:background-color="transparent" fo:keep-together="auto">
        <style:background-image/>
      </style:table-row-properties>
    </style:style>
    <style:style style:name="Table4.A1" style:family="table-cell">
      <style:table-cell-properties style:vertical-align="middle" fo:background-color="#4c4c4c" fo:padding="0.097cm" fo:border-left="4pt solid #ffffff" fo:border-right="none" fo:border-top="4pt solid #ffffff" fo:border-bottom="4pt solid #ffffff" style:writing-mode="page">
        <style:background-image/>
      </style:table-cell-properties>
    </style:style>
    <style:style style:name="Table4.C1" style:family="table-cell">
      <style:table-cell-properties style:vertical-align="middle" fo:background-color="#4c4c4c" fo:padding="0.097cm" fo:border="4pt solid #ffffff" style:writing-mode="page">
        <style:background-image/>
      </style:table-cell-properties>
    </style:style>
    <style:style style:name="Table4.A2" style:family="table-cell">
      <style:table-cell-properties style:vertical-align="" fo:background-color="#e6e6e6" fo:padding="0.097cm" fo:border-left="4pt solid #ffffff" fo:border-right="none" fo:border-top="none" fo:border-bottom="4pt solid #ffffff" style:writing-mode="page">
        <style:background-image/>
      </style:table-cell-properties>
    </style:style>
    <style:style style:name="Table4.C2" style:family="table-cell">
      <style:table-cell-properties style:vertical-align="" fo:background-color="#e6e6e6" fo:padding="0.097cm" fo:border-left="4pt solid #ffffff" fo:border-right="4pt solid #ffffff" fo:border-top="none" fo:border-bottom="4pt solid #ffffff" style:writing-mode="page">
        <style:background-image/>
      </style:table-cell-properties>
    </style:style>
    <style:style style:name="Table5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2.995cm" style:rel-column-width="11545*"/>
    </style:style>
    <style:style style:name="Table5.B" style:family="table-column">
      <style:table-column-properties style:column-width="6.008cm" style:rel-column-width="23159*"/>
    </style:style>
    <style:style style:name="Table5.C" style:family="table-column">
      <style:table-column-properties style:column-width="7.997cm" style:rel-column-width="30831*"/>
    </style:style>
    <style:style style:name="Table5.1" style:family="table-row">
      <style:table-row-properties fo:background-color="transparent" fo:keep-together="auto">
        <style:background-image/>
      </style:table-row-properties>
    </style:style>
    <style:style style:name="Table5.A1" style:family="table-cell">
      <style:table-cell-properties style:vertical-align="middle" fo:background-color="#4c4c4c" fo:padding="0.097cm" fo:border-left="4pt solid #ffffff" fo:border-right="none" fo:border-top="4pt solid #ffffff" fo:border-bottom="4pt solid #ffffff" style:writing-mode="page">
        <style:background-image/>
      </style:table-cell-properties>
    </style:style>
    <style:style style:name="Table5.C1" style:family="table-cell">
      <style:table-cell-properties style:vertical-align="middle" fo:background-color="#4c4c4c" fo:padding="0.097cm" fo:border="4pt solid #ffffff" style:writing-mode="page">
        <style:background-image/>
      </style:table-cell-properties>
    </style:style>
    <style:style style:name="Table5.A2" style:family="table-cell">
      <style:table-cell-properties style:vertical-align="" fo:background-color="#e6e6e6" fo:padding="0.097cm" fo:border-left="4pt solid #ffffff" fo:border-right="none" fo:border-top="none" fo:border-bottom="4pt solid #ffffff" style:writing-mode="page">
        <style:background-image/>
      </style:table-cell-properties>
    </style:style>
    <style:style style:name="Table5.C2" style:family="table-cell">
      <style:table-cell-properties style:vertical-align="" fo:background-color="#e6e6e6" fo:padding="0.097cm" fo:border-left="4pt solid #ffffff" fo:border-right="4pt solid #ffffff" fo:border-top="none" fo:border-bottom="4pt solid #ffffff" style:writing-mode="page">
        <style:background-image/>
      </style:table-cell-properties>
    </style:style>
    <style:style style:name="Table6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6.A" style:family="table-column">
      <style:table-column-properties style:column-width="2.995cm" style:rel-column-width="11545*"/>
    </style:style>
    <style:style style:name="Table6.B" style:family="table-column">
      <style:table-column-properties style:column-width="6.008cm" style:rel-column-width="23159*"/>
    </style:style>
    <style:style style:name="Table6.C" style:family="table-column">
      <style:table-column-properties style:column-width="7.997cm" style:rel-column-width="30831*"/>
    </style:style>
    <style:style style:name="Table6.1" style:family="table-row">
      <style:table-row-properties fo:background-color="transparent" fo:keep-together="auto">
        <style:background-image/>
      </style:table-row-properties>
    </style:style>
    <style:style style:name="Table6.A1" style:family="table-cell">
      <style:table-cell-properties style:vertical-align="middle" fo:background-color="#4c4c4c" fo:padding="0.097cm" fo:border-left="4pt solid #ffffff" fo:border-right="none" fo:border-top="4pt solid #ffffff" fo:border-bottom="4pt solid #ffffff" style:writing-mode="page">
        <style:background-image/>
      </style:table-cell-properties>
    </style:style>
    <style:style style:name="Table6.C1" style:family="table-cell">
      <style:table-cell-properties style:vertical-align="middle" fo:background-color="#4c4c4c" fo:padding="0.097cm" fo:border="4pt solid #ffffff" style:writing-mode="page">
        <style:background-image/>
      </style:table-cell-properties>
    </style:style>
    <style:style style:name="Table6.A2" style:family="table-cell">
      <style:table-cell-properties style:vertical-align="" fo:background-color="#e6e6e6" fo:padding="0.097cm" fo:border-left="4pt solid #ffffff" fo:border-right="none" fo:border-top="none" fo:border-bottom="4pt solid #ffffff" style:writing-mode="page">
        <style:background-image/>
      </style:table-cell-properties>
    </style:style>
    <style:style style:name="Table6.C2" style:family="table-cell">
      <style:table-cell-properties style:vertical-align="" fo:background-color="#e6e6e6" fo:padding="0.097cm" fo:border-left="4pt solid #ffffff" fo:border-right="4pt solid #ffffff" fo:border-top="none" fo:border-bottom="4pt solid #ffffff" style:writing-mode="page">
        <style:background-image/>
      </style:table-cell-properties>
    </style:style>
    <style:style style:name="Table7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7.A" style:family="table-column">
      <style:table-column-properties style:column-width="2.995cm" style:rel-column-width="11545*"/>
    </style:style>
    <style:style style:name="Table7.B" style:family="table-column">
      <style:table-column-properties style:column-width="6.008cm" style:rel-column-width="23159*"/>
    </style:style>
    <style:style style:name="Table7.C" style:family="table-column">
      <style:table-column-properties style:column-width="7.997cm" style:rel-column-width="30831*"/>
    </style:style>
    <style:style style:name="Table7.1" style:family="table-row">
      <style:table-row-properties fo:background-color="transparent" fo:keep-together="auto">
        <style:background-image/>
      </style:table-row-properties>
    </style:style>
    <style:style style:name="Table7.A1" style:family="table-cell">
      <style:table-cell-properties style:vertical-align="middle" fo:background-color="#4c4c4c" fo:padding="0.097cm" fo:border-left="4pt solid #ffffff" fo:border-right="none" fo:border-top="4pt solid #ffffff" fo:border-bottom="4pt solid #ffffff" style:writing-mode="page">
        <style:background-image/>
      </style:table-cell-properties>
    </style:style>
    <style:style style:name="Table7.C1" style:family="table-cell">
      <style:table-cell-properties style:vertical-align="middle" fo:background-color="#4c4c4c" fo:padding="0.097cm" fo:border="4pt solid #ffffff" style:writing-mode="page">
        <style:background-image/>
      </style:table-cell-properties>
    </style:style>
    <style:style style:name="Table7.A2" style:family="table-cell">
      <style:table-cell-properties style:vertical-align="" fo:background-color="#e6e6e6" fo:padding="0.097cm" fo:border-left="4pt solid #ffffff" fo:border-right="none" fo:border-top="none" fo:border-bottom="4pt solid #ffffff" style:writing-mode="page">
        <style:background-image/>
      </style:table-cell-properties>
    </style:style>
    <style:style style:name="Table7.C2" style:family="table-cell">
      <style:table-cell-properties style:vertical-align="" fo:background-color="#e6e6e6" fo:padding="0.097cm" fo:border-left="4pt solid #ffffff" fo:border-right="4pt solid #ffffff" fo:border-top="none" fo:border-bottom="4pt solid #ffffff" style:writing-mode="page">
        <style:background-image/>
      </style:table-cell-properties>
    </style:style>
    <style:style style:name="P1" style:family="paragraph" style:parent-style-name="Header">
      <style:paragraph-properties>
        <style:tab-stops>
          <style:tab-stop style:position="17cm" style:type="right"/>
        </style:tab-stops>
      </style:paragraph-properties>
      <style:text-properties style:font-name="DejaVu Sans1" fo:font-size="8pt" officeooo:rsid="0012ac0e" officeooo:paragraph-rsid="0012ac0e" style:font-size-asian="8pt" style:font-size-complex="8pt"/>
    </style:style>
    <style:style style:name="P2" style:family="paragraph" style:parent-style-name="Footer">
      <style:text-properties style:font-name="DejaVu Sans1" fo:font-size="10pt" style:font-size-asian="10pt" style:font-size-complex="10pt"/>
    </style:style>
    <style:style style:name="P3" style:family="paragraph" style:parent-style-name="Text_20_body">
      <style:text-properties officeooo:rsid="001b36a3" officeooo:paragraph-rsid="001b36a3"/>
    </style:style>
    <style:style style:name="P4" style:family="paragraph" style:parent-style-name="Text_20_body">
      <style:text-properties officeooo:rsid="001ca91f" officeooo:paragraph-rsid="001ca91f"/>
    </style:style>
    <style:style style:name="P5" style:family="paragraph" style:parent-style-name="Text_20_body">
      <style:text-properties officeooo:rsid="001a2e90" officeooo:paragraph-rsid="001a2e90"/>
    </style:style>
    <style:style style:name="P6" style:family="paragraph" style:parent-style-name="Text_20_body">
      <style:text-properties officeooo:rsid="0022a4e4" officeooo:paragraph-rsid="0022a4e4"/>
    </style:style>
    <style:style style:name="P7" style:family="paragraph" style:parent-style-name="Text_20_body">
      <style:text-properties officeooo:rsid="00281a27" officeooo:paragraph-rsid="00281a27"/>
    </style:style>
    <style:style style:name="P8" style:family="paragraph" style:parent-style-name="Text_20_body">
      <style:text-properties officeooo:rsid="00281a27" officeooo:paragraph-rsid="002a10ff"/>
    </style:style>
    <style:style style:name="P9" style:family="paragraph" style:parent-style-name="Text_20_body">
      <style:text-properties officeooo:rsid="00281a27" officeooo:paragraph-rsid="002ca798"/>
    </style:style>
    <style:style style:name="P10" style:family="paragraph" style:parent-style-name="Title">
      <style:text-properties officeooo:rsid="0017e5c1" officeooo:paragraph-rsid="0017e5c1"/>
    </style:style>
    <style:style style:name="P11" style:family="paragraph" style:parent-style-name="Subtitle">
      <style:text-properties officeooo:rsid="001f39cf" officeooo:paragraph-rsid="001f39cf"/>
    </style:style>
    <style:style style:name="P12" style:family="paragraph" style:parent-style-name="Text_20_body">
      <style:paragraph-properties fo:background-color="#e6e6e6">
        <style:background-image/>
      </style:paragraph-properties>
      <style:text-properties style:font-name="DejaVu Sans Mono" fo:font-size="9pt" officeooo:rsid="0026f252" officeooo:paragraph-rsid="0026f252" fo:background-color="transparent" style:font-size-asian="9pt" style:font-size-complex="9pt"/>
    </style:style>
    <style:style style:name="P13" style:family="paragraph" style:parent-style-name="Text_20_body">
      <style:paragraph-properties fo:margin-left="0.101cm" fo:margin-right="0.101cm" fo:margin-top="0.101cm" fo:margin-bottom="0.101cm" loext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919ff" officeooo:paragraph-rsid="002919ff" style:font-size-asian="10pt" style:font-size-complex="10pt"/>
    </style:style>
    <style:style style:name="P14" style:family="paragraph" style:parent-style-name="Text_20_body">
      <style:paragraph-properties fo:margin-left="0.101cm" fo:margin-right="0.101cm" fo:margin-top="0.101cm" fo:margin-bottom="0.101cm" loext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919ff" officeooo:paragraph-rsid="002a10ff" style:font-size-asian="10pt" style:font-size-complex="10pt"/>
    </style:style>
    <style:style style:name="P15" style:family="paragraph" style:parent-style-name="Text_20_body">
      <style:paragraph-properties fo:margin-left="0.101cm" fo:margin-right="0.101cm" fo:margin-top="0.101cm" fo:margin-bottom="0.101cm" loext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919ff" officeooo:paragraph-rsid="002ca798" style:font-size-asian="10pt" style:font-size-complex="10pt"/>
    </style:style>
    <style:style style:name="P16" style:family="paragraph" style:parent-style-name="Text_20_body">
      <style:paragraph-properties fo:margin-left="0.101cm" fo:margin-right="0.101cm" fo:margin-top="0.101cm" fo:margin-bottom="0.101cm" loext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919ff" officeooo:paragraph-rsid="002f78f6" style:font-size-asian="10pt" style:font-size-complex="10pt"/>
    </style:style>
    <style:style style:name="P17" style:family="paragraph" style:parent-style-name="Text_20_body">
      <style:paragraph-properties fo:margin-left="0.101cm" fo:margin-right="0.101cm" fo:margin-top="0.101cm" fo:margin-bottom="0.101cm" loext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919ff" officeooo:paragraph-rsid="0030becb" style:font-size-asian="10pt" style:font-size-complex="10pt"/>
    </style:style>
    <style:style style:name="P18" style:family="paragraph" style:parent-style-name="Text_20_body">
      <style:paragraph-properties fo:margin-left="0.101cm" fo:margin-right="0.101cm" fo:margin-top="0.101cm" fo:margin-bottom="0.101cm" loext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919ff" officeooo:paragraph-rsid="0034c935" style:font-size-asian="10pt" style:font-size-complex="10pt"/>
    </style:style>
    <style:style style:name="P19" style:family="paragraph" style:parent-style-name="Text_20_body">
      <style:paragraph-properties fo:margin-left="0.101cm" fo:margin-right="0.101cm" fo:margin-top="0.101cm" fo:margin-bottom="0.101cm" loext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6b5c6" officeooo:paragraph-rsid="002919ff" style:font-size-asian="10pt" style:font-size-complex="10pt"/>
    </style:style>
    <style:style style:name="P20" style:family="paragraph" style:parent-style-name="Text_20_body">
      <style:paragraph-properties fo:margin-left="0.101cm" fo:margin-right="0.101cm" fo:margin-top="0.101cm" fo:margin-bottom="0.101cm" loext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6b5c6" officeooo:paragraph-rsid="0026b5c6" style:font-size-asian="10pt" style:font-size-complex="10pt"/>
    </style:style>
    <style:style style:name="P21" style:family="paragraph" style:parent-style-name="Text_20_body">
      <style:paragraph-properties fo:margin-left="0.101cm" fo:margin-right="0.101cm" fo:margin-top="0.101cm" fo:margin-bottom="0.101cm" loext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6b5c6" officeooo:paragraph-rsid="002a10ff" style:font-size-asian="10pt" style:font-size-complex="10pt"/>
    </style:style>
    <style:style style:name="P22" style:family="paragraph" style:parent-style-name="Text_20_body">
      <style:paragraph-properties fo:margin-left="0.101cm" fo:margin-right="0.101cm" fo:margin-top="0.101cm" fo:margin-bottom="0.101cm" loext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6b5c6" officeooo:paragraph-rsid="002ca798" style:font-size-asian="10pt" style:font-size-complex="10pt"/>
    </style:style>
    <style:style style:name="P23" style:family="paragraph" style:parent-style-name="Text_20_body">
      <style:paragraph-properties fo:margin-left="0.101cm" fo:margin-right="0.101cm" fo:margin-top="0.101cm" fo:margin-bottom="0.101cm" loext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6b5c6" officeooo:paragraph-rsid="002f78f6" style:font-size-asian="10pt" style:font-size-complex="10pt"/>
    </style:style>
    <style:style style:name="P24" style:family="paragraph" style:parent-style-name="Text_20_body">
      <style:paragraph-properties fo:margin-left="0.101cm" fo:margin-right="0.101cm" fo:margin-top="0.101cm" fo:margin-bottom="0.101cm" loext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6b5c6" officeooo:paragraph-rsid="0030becb" style:font-size-asian="10pt" style:font-size-complex="10pt"/>
    </style:style>
    <style:style style:name="P25" style:family="paragraph" style:parent-style-name="Text_20_body">
      <style:paragraph-properties fo:margin-left="0.101cm" fo:margin-right="0.101cm" fo:margin-top="0.101cm" fo:margin-bottom="0.101cm" loext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6b5c6" officeooo:paragraph-rsid="0034c935" style:font-size-asian="10pt" style:font-size-complex="10pt"/>
    </style:style>
    <style:style style:name="P26" style:family="paragraph" style:parent-style-name="Text_20_body">
      <style:paragraph-properties fo:margin-left="0.101cm" fo:margin-right="0.101cm" fo:margin-top="0.101cm" fo:margin-bottom="0.101cm" loext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6b5c6" officeooo:paragraph-rsid="002919ff" fo:background-color="transparent" style:font-size-asian="10pt" style:font-size-complex="10pt"/>
    </style:style>
    <style:style style:name="P27" style:family="paragraph" style:parent-style-name="Text_20_body">
      <style:paragraph-properties fo:margin-left="0.101cm" fo:margin-right="0.101cm" fo:margin-top="0.101cm" fo:margin-bottom="0.101cm" loext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6b5c6" officeooo:paragraph-rsid="0026b5c6" fo:background-color="transparent" style:font-size-asian="10pt" style:font-size-complex="10pt"/>
    </style:style>
    <style:style style:name="P28" style:family="paragraph" style:parent-style-name="Text_20_body">
      <style:paragraph-properties fo:margin-left="0.101cm" fo:margin-right="0.101cm" fo:margin-top="0.101cm" fo:margin-bottom="0.101cm" loext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6b5c6" officeooo:paragraph-rsid="002a10ff" fo:background-color="transparent" style:font-size-asian="10pt" style:font-size-complex="10pt"/>
    </style:style>
    <style:style style:name="P29" style:family="paragraph" style:parent-style-name="Text_20_body">
      <style:paragraph-properties fo:margin-left="0.101cm" fo:margin-right="0.101cm" fo:margin-top="0.101cm" fo:margin-bottom="0.101cm" loext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6b5c6" officeooo:paragraph-rsid="002ca798" fo:background-color="transparent" style:font-size-asian="10pt" style:font-size-complex="10pt"/>
    </style:style>
    <style:style style:name="P30" style:family="paragraph" style:parent-style-name="Text_20_body">
      <style:paragraph-properties fo:margin-left="0.101cm" fo:margin-right="0.101cm" fo:margin-top="0.101cm" fo:margin-bottom="0.101cm" loext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6b5c6" officeooo:paragraph-rsid="002f78f6" fo:background-color="transparent" style:font-size-asian="10pt" style:font-size-complex="10pt"/>
    </style:style>
    <style:style style:name="P31" style:family="paragraph" style:parent-style-name="Text_20_body">
      <style:paragraph-properties fo:margin-left="0.101cm" fo:margin-right="0.101cm" fo:margin-top="0.101cm" fo:margin-bottom="0.101cm" loext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6b5c6" officeooo:paragraph-rsid="0030becb" fo:background-color="transparent" style:font-size-asian="10pt" style:font-size-complex="10pt"/>
    </style:style>
    <style:style style:name="P32" style:family="paragraph" style:parent-style-name="Text_20_body">
      <style:paragraph-properties fo:margin-left="0.101cm" fo:margin-right="0.101cm" fo:margin-top="0.101cm" fo:margin-bottom="0.101cm" loext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6b5c6" officeooo:paragraph-rsid="0034c935" fo:background-color="transparent" style:font-size-asian="10pt" style:font-size-complex="10pt"/>
    </style:style>
    <style:style style:name="P33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2919ff" officeooo:paragraph-rsid="002919ff" style:font-size-asian="10pt" style:language-asian="zxx" style:country-asian="none" style:font-size-complex="10pt" style:language-complex="zxx" style:country-complex="none"/>
    </style:style>
    <style:style style:name="P34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2919ff" officeooo:paragraph-rsid="002a10ff" style:font-size-asian="10pt" style:language-asian="zxx" style:country-asian="none" style:font-size-complex="10pt" style:language-complex="zxx" style:country-complex="none"/>
    </style:style>
    <style:style style:name="P35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2919ff" officeooo:paragraph-rsid="002ca798" style:font-size-asian="10pt" style:language-asian="zxx" style:country-asian="none" style:font-size-complex="10pt" style:language-complex="zxx" style:country-complex="none"/>
    </style:style>
    <style:style style:name="P36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2919ff" officeooo:paragraph-rsid="002f78f6" style:font-size-asian="10pt" style:language-asian="zxx" style:country-asian="none" style:font-size-complex="10pt" style:language-complex="zxx" style:country-complex="none"/>
    </style:style>
    <style:style style:name="P37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2919ff" officeooo:paragraph-rsid="0030becb" style:font-size-asian="10pt" style:language-asian="zxx" style:country-asian="none" style:font-size-complex="10pt" style:language-complex="zxx" style:country-complex="none"/>
    </style:style>
    <style:style style:name="P38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2919ff" officeooo:paragraph-rsid="0034c935" style:font-size-asian="10pt" style:language-asian="zxx" style:country-asian="none" style:font-size-complex="10pt" style:language-complex="zxx" style:country-complex="none"/>
    </style:style>
    <style:style style:name="P39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1a2e90" officeooo:paragraph-rsid="00244732" style:font-size-asian="10pt" style:language-asian="zxx" style:country-asian="none" style:font-size-complex="10pt" style:language-complex="zxx" style:country-complex="none"/>
    </style:style>
    <style:style style:name="P40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1a2e90" officeooo:paragraph-rsid="0023821f" style:font-size-asian="10pt" style:language-asian="zxx" style:country-asian="none" style:font-size-complex="10pt" style:language-complex="zxx" style:country-complex="none"/>
    </style:style>
    <style:style style:name="P41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1a2e90" officeooo:paragraph-rsid="0022a4e4" style:font-size-asian="10pt" style:language-asian="zxx" style:country-asian="none" style:font-size-complex="10pt" style:language-complex="zxx" style:country-complex="none"/>
    </style:style>
    <style:style style:name="P42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2b52f0" officeooo:paragraph-rsid="002b52f0" style:font-size-asian="10pt" style:language-asian="zxx" style:country-asian="none" style:font-size-complex="10pt" style:language-complex="zxx" style:country-complex="none"/>
    </style:style>
    <style:style style:name="P43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2d5ecd" officeooo:paragraph-rsid="002d5ecd" style:font-size-asian="10pt" style:language-asian="zxx" style:country-asian="none" style:font-size-complex="10pt" style:language-complex="zxx" style:country-complex="none"/>
    </style:style>
    <style:style style:name="P44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2d5ecd" officeooo:paragraph-rsid="002f78f6" style:font-size-asian="10pt" style:language-asian="zxx" style:country-asian="none" style:font-size-complex="10pt" style:language-complex="zxx" style:country-complex="none"/>
    </style:style>
    <style:style style:name="P45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2d5ecd" officeooo:paragraph-rsid="0030becb" style:font-size-asian="10pt" style:language-asian="zxx" style:country-asian="none" style:font-size-complex="10pt" style:language-complex="zxx" style:country-complex="none"/>
    </style:style>
    <style:style style:name="P46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2d5ecd" officeooo:paragraph-rsid="0034c935" style:font-size-asian="10pt" style:language-asian="zxx" style:country-asian="none" style:font-size-complex="10pt" style:language-complex="zxx" style:country-complex="none"/>
    </style:style>
    <style:style style:name="P47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2e0ba9" officeooo:paragraph-rsid="002e0ba9" style:font-size-asian="10pt" style:language-asian="zxx" style:country-asian="none" style:font-size-complex="10pt" style:language-complex="zxx" style:country-complex="none"/>
    </style:style>
    <style:style style:name="P48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2f78f6" officeooo:paragraph-rsid="002f78f6" style:font-size-asian="10pt" style:language-asian="zxx" style:country-asian="none" style:font-size-complex="10pt" style:language-complex="zxx" style:country-complex="none"/>
    </style:style>
    <style:style style:name="P49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2f78f6" officeooo:paragraph-rsid="0030becb" style:font-size-asian="10pt" style:language-asian="zxx" style:country-asian="none" style:font-size-complex="10pt" style:language-complex="zxx" style:country-complex="none"/>
    </style:style>
    <style:style style:name="P50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2f78f6" officeooo:paragraph-rsid="0034844b" style:font-size-asian="10pt" style:language-asian="zxx" style:country-asian="none" style:font-size-complex="10pt" style:language-complex="zxx" style:country-complex="none"/>
    </style:style>
    <style:style style:name="P51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2c4e37" officeooo:paragraph-rsid="002a10ff" style:font-size-asian="10pt" style:language-asian="zxx" style:country-asian="none" style:font-size-complex="10pt" style:language-complex="zxx" style:country-complex="none"/>
    </style:style>
    <style:style style:name="P52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329889" officeooo:paragraph-rsid="00329889" style:font-size-asian="10pt" style:language-asian="zxx" style:country-asian="none" style:font-size-complex="10pt" style:language-complex="zxx" style:country-complex="none"/>
    </style:style>
    <style:style style:name="P53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fo:font-size="10pt" officeooo:rsid="00213f25" officeooo:paragraph-rsid="00229300" style:font-size-asian="10pt" style:font-size-complex="10pt"/>
    </style:style>
    <style:style style:name="P54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fo:font-size="10pt" officeooo:rsid="00223c1b" officeooo:paragraph-rsid="00229300" style:font-size-asian="10pt" style:font-size-complex="10pt"/>
    </style:style>
    <style:style style:name="P55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fo:font-size="10pt" officeooo:rsid="001a2e90" officeooo:paragraph-rsid="00229300" style:font-size-asian="10pt" style:font-size-complex="10pt"/>
    </style:style>
    <style:style style:name="P56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fo:font-size="10pt" style:font-size-asian="10pt" style:font-size-complex="10pt"/>
    </style:style>
    <style:style style:name="P57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fo:font-size="10pt" officeooo:rsid="001f4759" officeooo:paragraph-rsid="00229300" style:font-size-asian="10pt" style:font-size-complex="10pt"/>
    </style:style>
    <style:style style:name="P58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fo:font-size="10pt" fo:font-style="italic" officeooo:rsid="001f4759" officeooo:paragraph-rsid="00229300" style:font-size-asian="10pt" style:font-style-asian="italic" style:font-size-complex="10pt" style:font-style-complex="italic"/>
    </style:style>
    <style:style style:name="P59" style:family="paragraph" style:parent-style-name="Table_20_Contents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fo:font-size="10pt" style:font-size-asian="10pt" style:font-size-complex="10pt"/>
    </style:style>
    <style:style style:name="P60" style:family="paragraph" style:parent-style-name="Table_20_Contents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fo:font-size="10pt" officeooo:rsid="00229300" officeooo:paragraph-rsid="00229300" style:font-size-asian="10pt" style:font-size-complex="10pt"/>
    </style:style>
    <style:style style:name="P61" style:family="paragraph" style:parent-style-name="Text_20_body" style:master-page-name="">
      <style:paragraph-properties style:page-number="auto" fo:break-before="auto" fo:break-after="auto"/>
      <style:text-properties officeooo:rsid="0034c935" officeooo:paragraph-rsid="0034c935"/>
    </style:style>
    <style:style style:name="P62" style:family="paragraph" style:parent-style-name="Text_20_body" style:master-page-name="">
      <style:paragraph-properties style:page-number="auto" fo:break-before="auto" fo:break-after="auto" fo:keep-with-next="always"/>
      <style:text-properties officeooo:rsid="0031ae2f" officeooo:paragraph-rsid="0030becb"/>
    </style:style>
    <style:style style:name="P63" style:family="paragraph" style:parent-style-name="Heading_20_1">
      <style:text-properties officeooo:rsid="0018866e" officeooo:paragraph-rsid="0018866e"/>
    </style:style>
    <style:style style:name="P64" style:family="paragraph" style:parent-style-name="Heading_20_1">
      <style:paragraph-properties fo:break-before="page"/>
      <style:text-properties officeooo:rsid="001b36a3" officeooo:paragraph-rsid="0022a4e4"/>
    </style:style>
    <style:style style:name="P65" style:family="paragraph" style:parent-style-name="Heading_20_1">
      <style:paragraph-properties fo:break-before="page"/>
      <style:text-properties officeooo:paragraph-rsid="0034c935"/>
    </style:style>
    <style:style style:name="P66" style:family="paragraph" style:parent-style-name="Heading_20_1" style:master-page-name="">
      <style:paragraph-properties style:page-number="auto" fo:break-before="page"/>
      <style:text-properties officeooo:rsid="00281a27" officeooo:paragraph-rsid="00281a27"/>
    </style:style>
    <style:style style:name="P67" style:family="paragraph" style:parent-style-name="Text_20_body" style:list-style-name="L26">
      <style:text-properties officeooo:rsid="001b36a3" officeooo:paragraph-rsid="001b36a3"/>
    </style:style>
    <style:style style:name="P68" style:family="paragraph" style:parent-style-name="Text_20_body" style:list-style-name="L26">
      <style:text-properties officeooo:rsid="0035bc44" officeooo:paragraph-rsid="0035bc44"/>
    </style:style>
    <style:style style:name="P69" style:family="paragraph" style:parent-style-name="Text_20_body" style:list-style-name="L27">
      <style:text-properties officeooo:rsid="0035bc44" officeooo:paragraph-rsid="0035bc44"/>
    </style:style>
    <style:style style:name="P70" style:family="paragraph" style:parent-style-name="Text_20_body" style:list-style-name="L27">
      <style:text-properties officeooo:rsid="001ca91f" officeooo:paragraph-rsid="001ca91f"/>
    </style:style>
    <style:style style:name="P71" style:family="paragraph" style:parent-style-name="Text_20_body" style:list-style-name="">
      <style:text-properties officeooo:rsid="0036bf23" officeooo:paragraph-rsid="0036bf23"/>
    </style:style>
    <style:style style:name="P72" style:family="paragraph" style:parent-style-name="Text_20_body" style:list-style-name="">
      <style:paragraph-properties fo:text-align="center" style:justify-single-word="false"/>
      <style:text-properties officeooo:rsid="0036bf23" officeooo:paragraph-rsid="0036bf23"/>
    </style:style>
    <style:style style:name="P73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34c935" officeooo:paragraph-rsid="0034c935" style:font-size-asian="10pt" style:language-asian="zxx" style:country-asian="none" style:font-size-complex="10pt" style:language-complex="zxx" style:country-complex="none"/>
    </style:style>
    <style:style style:name="P74" style:family="paragraph">
      <style:paragraph-properties fo:margin-left="0cm" fo:margin-right="0cm" fo:margin-top="0cm" fo:margin-bottom="0cm" fo:line-height="100%" fo:text-align="center" fo:text-indent="0cm"/>
    </style:style>
    <style:style style:name="P7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P76" style:family="paragraph">
      <style:paragraph-properties fo:margin-left="0cm" fo:margin-right="0cm" fo:margin-top="0cm" fo:margin-bottom="0cm" fo:line-height="100%" fo:text-indent="0cm"/>
    </style:style>
    <style:style style:name="P7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2pt" fo:language="zxx" fo:country="none" fo:font-style="normal" fo:text-shadow="none" style:text-underline-style="none" fo:font-weight="normal" style:letter-kerning="true" style:font-name-asian="Andale Sans UI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font-relief="none"/>
    </style:style>
    <style:style style:name="P7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2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P79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size="12pt" fo:language="zxx" fo:country="none" fo:font-style="normal" fo:text-shadow="none" style:text-underline-style="none" fo:font-weight="normal" style:letter-kerning="true" style:font-name-asian="Andale Sans UI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font-relief="none"/>
    </style:style>
    <style:style style:name="T1" style:family="text">
      <style:text-properties officeooo:rsid="0017e5c1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139e4c" style:font-size-asian="8pt" style:font-size-complex="8pt"/>
    </style:style>
    <style:style style:name="T4" style:family="text">
      <style:text-properties officeooo:rsid="001dc109"/>
    </style:style>
    <style:style style:name="T5" style:family="text">
      <style:text-properties officeooo:rsid="001f4759"/>
    </style:style>
    <style:style style:name="T6" style:family="text">
      <style:text-properties officeooo:rsid="002a10ff"/>
    </style:style>
    <style:style style:name="T7" style:family="text">
      <style:text-properties officeooo:rsid="002ca798"/>
    </style:style>
    <style:style style:name="T8" style:family="text">
      <style:text-properties officeooo:rsid="002f78f6"/>
    </style:style>
    <style:style style:name="T9" style:family="text">
      <style:text-properties officeooo:rsid="00329889"/>
    </style:style>
    <style:style style:name="T10" style:family="text">
      <style:text-properties officeooo:rsid="0034844b"/>
    </style:style>
    <style:style style:name="T11" style:family="text">
      <style:text-properties officeooo:rsid="0034c935"/>
    </style:style>
    <style:style style:name="T12" style:family="text">
      <style:text-properties officeooo:rsid="0026f252"/>
    </style:style>
    <style:style style:name="T13" style:family="text">
      <style:text-properties officeooo:rsid="0036bf23"/>
    </style:style>
    <style:style style:name="T14" style:family="text">
      <style:text-properties style:use-window-font-color="true" style:text-outline="false" style:text-line-through-style="none" style:text-line-through-type="none" style:font-name="Arial1" fo:font-size="18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T15" style:family="text">
      <style:text-properties style:use-window-font-color="true" style:text-outline="false" style:text-line-through-style="none" style:text-line-through-type="none" style:font-name="Arial1" fo:font-size="12pt" fo:language="zxx" fo:country="none" fo:font-style="normal" fo:text-shadow="none" style:text-underline-style="none" fo:font-weight="normal" style:letter-kerning="true" style:font-name-asian="Andale Sans UI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font-relief="none"/>
    </style:style>
    <style:style style:name="T16" style:family="text">
      <style:text-properties style:use-window-font-color="true" style:text-outline="false" style:text-line-through-style="none" style:text-line-through-type="none" style:font-name="Arial1" fo:font-size="12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/>
    </style:style>
    <style:style style:name="gr2" style:family="graphic" style:list-style-name="L28">
      <style:graphic-properties draw:stroke="solid" draw:stroke-dash="Dashed_20__28_var_29__20_2" svg:stroke-width="0.049cm" svg:stroke-color="#000000" draw:marker-start="" draw:marker-start-width="0.376cm" draw:marker-start-center="false" draw:marker-end="" draw:marker-end-width="0.376cm" draw:marker-end-center="false" draw:fill="solid" draw:fill-color="#e6e6ff" draw:textarea-horizontal-align="justify" draw:textarea-vertical-align="middle" draw:auto-grow-height="false" fo:min-height="2.701cm" fo:min-width="4.949cm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3" style:family="graphic" style:list-style-name="L29">
      <style:graphic-properties draw:stroke="solid" draw:stroke-dash="Dashed_20__28_var_29__20_4" svg:stroke-width="0.049cm" svg:stroke-color="#000000" draw:marker-start="" draw:marker-start-width="0.376cm" draw:marker-start-center="false" draw:marker-end="" draw:marker-end-width="0.376cm" draw:marker-end-center="false" draw:fill="solid" draw:fill-color="#e6e6ff" draw:textarea-horizontal-align="justify" draw:textarea-vertical-align="middle" draw:auto-grow-height="false" fo:min-height="2.701cm" fo:min-width="4.949cm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4" style:family="graphic" style:list-style-name="L30">
      <style:graphic-properties draw:stroke="solid" draw:stroke-dash="Dashed_20__28_var_29__20_5" svg:stroke-width="0.049cm" svg:stroke-color="#000000" draw:marker-start="" draw:marker-start-width="0.376cm" draw:marker-start-center="false" draw:marker-end="" draw:marker-end-width="0.376cm" draw:marker-end-center="false" draw:fill="solid" draw:fill-color="#e6e6ff" draw:textarea-horizontal-align="justify" draw:textarea-vertical-align="middle" draw:auto-grow-height="false" fo:min-height="2.699cm" fo:min-width="4.949cm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5" style:family="graphic" style:list-style-name="L31">
      <style:graphic-properties draw:stroke="solid" draw:stroke-dash="Dashed_20__28_var_29__20_6" svg:stroke-width="0.049cm" svg:stroke-color="#000000" draw:marker-start="" draw:marker-start-width="0.376cm" draw:marker-start-center="false" draw:marker-end="" draw:marker-end-width="0.376cm" draw:marker-end-center="false" draw:fill="solid" draw:fill-color="#e6e6ff" draw:textarea-horizontal-align="justify" draw:textarea-vertical-align="middle" draw:auto-grow-height="false" fo:min-height="2.701cm" fo:min-width="4.949cm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6" style:family="graphic" style:list-style-name="L32">
      <style:graphic-properties draw:stroke="solid" draw:stroke-dash="Dashed_20__28_var_29__20_7" svg:stroke-width="0.049cm" svg:stroke-color="#000000" draw:marker-start="" draw:marker-start-width="0.376cm" draw:marker-start-center="false" draw:marker-end="" draw:marker-end-width="0.376cm" draw:marker-end-center="false" draw:fill="solid" draw:fill-color="#e6e6ff" draw:textarea-horizontal-align="justify" draw:textarea-vertical-align="middle" draw:auto-grow-height="false" fo:min-height="2.699cm" fo:min-width="4.949cm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7" style:family="graphic" style:list-style-name="L33">
      <style:graphic-properties draw:stroke="solid" draw:stroke-dash="Dashed_20__28_var_29__20_8" svg:stroke-width="0.049cm" svg:stroke-color="#000000" draw:marker-start="" draw:marker-start-width="0.376cm" draw:marker-start-center="false" draw:marker-end="" draw:marker-end-width="0.376cm" draw:marker-end-center="false" draw:fill="solid" draw:fill-color="#e6e6ff" draw:textarea-horizontal-align="justify" draw:textarea-vertical-align="middle" draw:auto-grow-height="false" fo:min-height="2.701cm" fo:min-width="4.949cm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8" style:family="graphic" style:list-style-name="L34">
      <style:graphic-properties draw:stroke="solid" draw:stroke-dash="Dashed_20__28_var_29__20_9" svg:stroke-width="0.049cm" svg:stroke-color="#333333" draw:marker-start="" draw:marker-start-width="0.376cm" draw:marker-start-center="false" draw:marker-end="Triangle_20_unfilled" draw:marker-end-width="1.074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9" style:family="graphic" style:list-style-name="L35">
      <style:graphic-properties draw:stroke="solid" draw:stroke-dash="Dashed_20__28_var_29__20_10" svg:stroke-width="0.049cm" svg:stroke-color="#333333" draw:marker-start="" draw:marker-start-width="0.376cm" draw:marker-start-center="false" draw:marker-end="Arrowheads_20_1" draw:marker-end-width="1.074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0" style:family="graphic" style:list-style-name="L36">
      <style:graphic-properties draw:stroke="solid" draw:stroke-dash="Dashed_20__28_var_29__20_11" svg:stroke-width="0.049cm" svg:stroke-color="#333333" draw:marker-start="" draw:marker-start-width="0.376cm" draw:marker-start-center="false" draw:marker-end="Arrowheads_20_1" draw:marker-end-width="1.074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1" style:family="graphic" style:list-style-name="L37">
      <style:graphic-properties draw:stroke="solid" draw:stroke-dash="Dashed_20__28_var_29__20_12" svg:stroke-width="0.049cm" svg:stroke-color="#333333" draw:marker-start="" draw:marker-start-width="0.376cm" draw:marker-start-center="false" draw:marker-end="Arrowheads_20_2" draw:marker-end-width="0.499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2" style:family="graphic" style:list-style-name="L38">
      <style:graphic-properties draw:stroke="solid" draw:stroke-dash="Dashed_20__28_var_29__20_13" svg:stroke-width="0.049cm" svg:stroke-color="#333333" draw:marker-start="" draw:marker-start-width="0.376cm" draw:marker-start-center="false" draw:marker-end="Arrowheads_20_2" draw:marker-end-width="0.499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3" style:family="graphic" style:list-style-name="L39">
      <style:graphic-properties draw:stroke="solid" draw:stroke-dash="Dashed_20__28_var_29__20_14" svg:stroke-width="0.049cm" svg:stroke-color="#333333" draw:marker-start="" draw:marker-start-width="0.3cm" draw:marker-start-center="false" draw:marker-end="Arrow" draw:marker-end-width="0.15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4" style:family="graphic" style:list-style-name="L40">
      <style:graphic-properties draw:stroke="solid" draw:stroke-dash="Dashed_20__28_var_29__20_15" svg:stroke-width="0.049cm" svg:stroke-color="#333333" draw:marker-start="" draw:marker-start-width="0.3cm" draw:marker-start-center="false" draw:marker-end="Arrow" draw:marker-end-width="0.499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5" style:family="graphic" style:list-style-name="L41">
      <style:graphic-properties draw:stroke="solid" draw:stroke-dash="Dashed_20__28_var_29__20_16" svg:stroke-width="0.049cm" svg:stroke-color="#333333" draw:marker-start="" draw:marker-start-width="0.3cm" draw:marker-start-center="false" draw:marker-end="Arrow" draw:marker-end-width="0.499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6" style:family="graphic" style:list-style-name="L42">
      <style:graphic-properties draw:stroke="solid" draw:stroke-dash="Dashed_20__28_var_29__20_17" svg:stroke-width="0.049cm" svg:stroke-color="#333333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7" style:family="graphic" style:list-style-name="L43">
      <style:graphic-properties draw:stroke="solid" draw:stroke-dash="Dashed_20__28_var_29__20_18" svg:stroke-width="0.049cm" svg:stroke-color="#333333" draw:marker-start="" draw:marker-start-width="0.3cm" draw:marker-start-center="false" draw:marker-end="" draw:marker-end-width="0.499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8" style:family="graphic" style:list-style-name="L44">
      <style:graphic-properties draw:stroke="solid" draw:stroke-dash="Dashed_20__28_var_29__20_19" svg:stroke-width="0.049cm" svg:stroke-color="#333333" draw:marker-start="" draw:marker-start-width="0.3cm" draw:marker-start-center="false" draw:marker-end="Arrow" draw:marker-end-width="0.499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9" style:family="graphic" style:list-style-name="L45">
      <style:graphic-properties draw:stroke="solid" draw:stroke-dash="Dashed_20__28_var_29__20_20" svg:stroke-width="0.049cm" svg:stroke-color="#333333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20" style:family="graphic" style:list-style-name="L46">
      <style:graphic-properties draw:stroke="none" draw:stroke-dash="Dashed_20__28_var_29__20_21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949cm" fo:min-width="1.48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1" style:family="graphic" style:list-style-name="L47">
      <style:graphic-properties draw:stroke="none" draw:stroke-dash="Dashed_20__28_var_29__20_22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74cm" fo:min-width="2.05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2" style:family="graphic" style:list-style-name="L48">
      <style:graphic-properties draw:stroke="none" draw:stroke-dash="Dashed_20__28_var_29__20_23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74cm" fo:min-width="0.713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3" style:family="graphic" style:list-style-name="L49">
      <style:graphic-properties draw:stroke="none" draw:stroke-dash="Dashed_20__28_var_29__20_24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74cm" fo:min-width="0.64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4" style:family="graphic" style:list-style-name="L50">
      <style:graphic-properties draw:stroke="none" draw:stroke-dash="Dashed_20__28_var_29__20_25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74cm" fo:min-width="0.64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5" style:family="graphic" style:list-style-name="L51">
      <style:graphic-properties draw:stroke="none" draw:stroke-dash="Dashed_20__28_var_29__20_26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74cm" fo:min-width="0.713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6" style:family="graphic" style:list-style-name="L52">
      <style:graphic-properties draw:stroke="solid" draw:stroke-dash="Dashed_20__28_var_29__20_27" svg:stroke-width="0.049cm" svg:stroke-color="#000000" draw:marker-start="" draw:marker-start-width="0.376cm" draw:marker-start-center="false" draw:marker-end="" draw:marker-end-width="0.376cm" draw:marker-end-center="false" draw:fill="solid" draw:fill-color="#e6e6ff" draw:textarea-horizontal-align="justify" draw:textarea-vertical-align="middle" draw:auto-grow-height="false" fo:min-height="2.701cm" fo:min-width="4.949cm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27" style:family="graphic" style:list-style-name="L53">
      <style:graphic-properties draw:stroke="solid" draw:stroke-dash="Dashed_20__28_var_29__20_28" svg:stroke-width="0.049cm" svg:stroke-color="#000000" draw:marker-start="" draw:marker-start-width="0.376cm" draw:marker-start-center="false" draw:marker-end="" draw:marker-end-width="0.376cm" draw:marker-end-center="false" draw:fill="solid" draw:fill-color="#e6e6ff" draw:textarea-horizontal-align="justify" draw:textarea-vertical-align="middle" draw:auto-grow-height="false" fo:min-height="2.701cm" fo:min-width="4.949cm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28" style:family="graphic" style:list-style-name="L54">
      <style:graphic-properties draw:stroke="solid" draw:stroke-dash="Dashed_20__28_var_29__20_29" svg:stroke-width="0.049cm" svg:stroke-color="#333333" draw:marker-start="" draw:marker-start-width="0.376cm" draw:marker-start-center="false" draw:marker-end="Arrowheads_20_1" draw:marker-end-width="1.074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29" style:family="graphic" style:list-style-name="L55">
      <style:graphic-properties draw:stroke="solid" draw:stroke-dash="Dashed_20__28_var_29__20_30" svg:stroke-width="0.049cm" svg:stroke-color="#333333" draw:marker-start="" draw:marker-start-width="0.376cm" draw:marker-start-center="false" draw:marker-end="Diamond_20_unfilled" draw:marker-end-width="0.499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30" style:family="graphic" style:list-style-name="L56">
      <style:graphic-properties draw:stroke="none" draw:stroke-dash="Dashed_20__28_var_29__20_31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74cm" fo:min-width="1.6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1" style:family="graphic" style:list-style-name="L57">
      <style:graphic-properties draw:stroke="none" draw:stroke-dash="Dashed_20__28_var_29__20_32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74cm" fo:min-width="2.085cm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DataBroker Manual</text:p>
      <text:p text:style-name="P11">Notes</text:p>
      <text:h text:style-name="P63" text:outline-level="1">Modules</text:h>
      <text:p text:style-name="P5">DataBroker</text:p>
      <table:table table:name="DataBrokerModules" table:style-name="DataBrokerModules">
        <table:table-column table:style-name="DataBrokerModules.A"/>
        <table:table-column table:style-name="DataBrokerModules.B"/>
        <table:table-column table:style-name="DataBrokerModules.C"/>
        <table:table-row>
          <table:table-cell table:style-name="DataBrokerModules.A1" office:value-type="string">
            <text:p text:style-name="P20">Subsystem</text:p>
          </table:table-cell>
          <table:table-cell table:style-name="DataBrokerModules.A1" office:value-type="string">
            <text:p text:style-name="P20">Name</text:p>
          </table:table-cell>
          <table:table-cell table:style-name="DataBrokerModules.C1" office:value-type="string">
            <text:p text:style-name="P27">Description</text:p>
          </table:table-cell>
        </table:table-row>
        <table:table-row>
          <table:table-cell table:style-name="DataBrokerModules.A12" office:value-type="string">
            <text:p text:style-name="P56">Data</text:p>
          </table:table-cell>
          <table:table-cell table:style-name="DataBrokerModules.B12" office:value-type="string">
            <text:p text:style-name="P55">data-common</text:p>
          </table:table-cell>
          <table:table-cell table:style-name="DataBrokerModules.C12" office:value-type="string">
            <text:p text:style-name="P57">APIs for data flow nodes, factories and inventories</text:p>
          </table:table-cell>
        </table:table-row>
        <table:table-row>
          <table:table-cell table:style-name="DataBrokerModules.A12" office:value-type="string">
            <text:p text:style-name="P59"/>
          </table:table-cell>
          <table:table-cell table:style-name="DataBrokerModules.B12" office:value-type="string">
            <text:p text:style-name="P55"><text:span text:style-name="T5">d</text:span>ata-ws</text:p>
          </table:table-cell>
          <table:table-cell table:style-name="DataBrokerModules.C12" office:value-type="string">
            <text:p text:style-name="P58">obsolete</text:p>
          </table:table-cell>
        </table:table-row>
        <table:table-row>
          <table:table-cell table:style-name="DataBrokerModules.A12" office:value-type="string">
            <text:p text:style-name="P55">Metadata</text:p>
          </table:table-cell>
          <table:table-cell table:style-name="DataBrokerModules.B12" office:value-type="string">
            <text:p text:style-name="P55">metadata-common</text:p>
          </table:table-cell>
          <table:table-cell table:style-name="DataBrokerModules.C12" office:value-type="string">
            <text:p text:style-name="P57">Generic APIs to allow storage and querying of metadata</text:p>
          </table:table-cell>
        </table:table-row>
        <table:table-row>
          <table:table-cell table:style-name="DataBrokerModules.A12" office:value-type="string">
            <text:p text:style-name="P59"/>
          </table:table-cell>
          <table:table-cell table:style-name="DataBrokerModules.B12" office:value-type="string">
            <text:p text:style-name="P55">metadata-rdf</text:p>
          </table:table-cell>
          <table:table-cell table:style-name="DataBrokerModules.C12" office:value-type="string">
            <text:p text:style-name="P57">API support for metadata formatted in RDF</text:p>
          </table:table-cell>
        </table:table-row>
        <table:table-row>
          <table:table-cell table:style-name="DataBrokerModules.A12" office:value-type="string">
            <text:p text:style-name="P59"/>
          </table:table-cell>
          <table:table-cell table:style-name="DataBrokerModules.B12" office:value-type="string">
            <text:p text:style-name="P55">metadata-store</text:p>
          </table:table-cell>
          <table:table-cell table:style-name="DataBrokerModules.C12" office:value-type="string">
            <text:p text:style-name="P57">Metadata storage implementation based on SQL databases</text:p>
          </table:table-cell>
        </table:table-row>
        <table:table-row>
          <table:table-cell table:style-name="DataBrokerModules.A12" office:value-type="string">
            <text:p text:style-name="P59"/>
          </table:table-cell>
          <table:table-cell table:style-name="DataBrokerModules.B12" office:value-type="string">
            <text:p text:style-name="P55">metadata-ws</text:p>
          </table:table-cell>
          <table:table-cell table:style-name="DataBrokerModules.C12" office:value-type="string">
            <text:p text:style-name="P53">Supports transfer of metadata between DataBrokers</text:p>
          </table:table-cell>
        </table:table-row>
        <table:table-row>
          <table:table-cell table:style-name="DataBrokerModules.A12" office:value-type="string">
            <text:p text:style-name="P60">Control</text:p>
          </table:table-cell>
          <table:table-cell table:style-name="DataBrokerModules.B12" office:value-type="string">
            <text:p text:style-name="P55">control-common</text:p>
          </table:table-cell>
          <table:table-cell table:style-name="DataBrokerModules.C12" office:value-type="string">
            <text:p text:style-name="P53">Common classes used within control</text:p>
          </table:table-cell>
        </table:table-row>
        <table:table-row>
          <table:table-cell table:style-name="DataBrokerModules.A12" office:value-type="string">
            <text:p text:style-name="P59"/>
          </table:table-cell>
          <table:table-cell table:style-name="DataBrokerModules.B12" office:value-type="string">
            <text:p text:style-name="P55">control-core</text:p>
          </table:table-cell>
          <table:table-cell table:style-name="DataBrokerModules.C12" office:value-type="string">
            <text:p text:style-name="P53">Classes used for control DataBroker</text:p>
          </table:table-cell>
        </table:table-row>
        <table:table-row>
          <table:table-cell table:style-name="DataBrokerModules.A12" office:value-type="string">
            <text:p text:style-name="P59"/>
          </table:table-cell>
          <table:table-cell table:style-name="DataBrokerModules.B12" office:value-type="string">
            <text:p text:style-name="P55">control-ws</text:p>
          </table:table-cell>
          <table:table-cell table:style-name="DataBrokerModules.C12" office:value-type="string">
            <text:p text:style-name="P53">Support for remote access from WebPortal</text:p>
          </table:table-cell>
        </table:table-row>
        <table:table-row>
          <table:table-cell table:style-name="DataBrokerModules.A12" office:value-type="string">
            <text:p text:style-name="P59"/>
          </table:table-cell>
          <table:table-cell table:style-name="DataBrokerModules.B12" office:value-type="string">
            <text:p text:style-name="P55">control-xmlconfig</text:p>
          </table:table-cell>
          <table:table-cell table:style-name="DataBrokerModules.C12" office:value-type="string">
            <text:p text:style-name="P53">Support of creating DataFlow based on XML documents</text:p>
          </table:table-cell>
        </table:table-row>
        <table:table-row>
          <table:table-cell table:style-name="DataBrokerModules.A12" office:value-type="string">
            <text:p text:style-name="P55">Package</text:p>
          </table:table-cell>
          <table:table-cell table:style-name="DataBrokerModules.B12" office:value-type="string">
            <text:p text:style-name="P55">server-ear</text:p>
          </table:table-cell>
          <table:table-cell table:style-name="DataBrokerModules.C12" office:value-type="string">
            <text:p text:style-name="P54">Packaging of DataBroker for JEE environment</text:p>
          </table:table-cell>
        </table:table-row>
      </table:table>
      <text:p text:style-name="P6">WebPortal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0">Subsystem</text:p>
          </table:table-cell>
          <table:table-cell table:style-name="Table1.A1" office:value-type="string">
            <text:p text:style-name="P20">Name</text:p>
          </table:table-cell>
          <table:table-cell table:style-name="Table1.C1" office:value-type="string">
            <text:p text:style-name="P27">Description</text:p>
          </table:table-cell>
        </table:table-row>
        <table:table-row table:style-name="Table1.1">
          <table:table-cell table:style-name="Table1.A2" office:value-type="string">
            <text:p text:style-name="P39">Web</text:p>
          </table:table-cell>
          <table:table-cell table:style-name="Table1.A2" office:value-type="string">
            <text:p text:style-name="P39">webportal-root</text:p>
          </table:table-cell>
          <table:table-cell table:style-name="Table1.C2" office:value-type="string">
            <text:p text:style-name="P39">Web pages and managed beans</text:p>
          </table:table-cell>
        </table:table-row>
        <table:table-row table:style-name="Table1.1">
          <table:table-cell table:style-name="Table1.A2" office:value-type="string">
            <text:p text:style-name="P40">Comms</text:p>
          </table:table-cell>
          <table:table-cell table:style-name="Table1.A2" office:value-type="string">
            <text:p text:style-name="P39">webportal-comms</text:p>
          </table:table-cell>
          <table:table-cell table:style-name="Table1.C2" office:value-type="string">
            <text:p text:style-name="P39">Support for communications with DataBroker</text:p>
          </table:table-cell>
        </table:table-row>
        <table:table-row table:style-name="Table1.1">
          <table:table-cell table:style-name="Table1.A2" office:value-type="string">
            <text:p text:style-name="P41">Storage</text:p>
          </table:table-cell>
          <table:table-cell table:style-name="Table1.A2" office:value-type="string">
            <text:p text:style-name="P41">webportal-store</text:p>
          </table:table-cell>
          <table:table-cell table:style-name="Table1.C2" office:value-type="string">
            <text:p text:style-name="P41">Support for storage of WebPortal config</text:p>
          </table:table-cell>
        </table:table-row>
        <table:table-row table:style-name="Table1.1">
          <table:table-cell table:style-name="Table1.A2" office:value-type="string">
            <text:p text:style-name="P40">Package</text:p>
          </table:table-cell>
          <table:table-cell table:style-name="Table1.A2" office:value-type="string">
            <text:p text:style-name="P41">webportal-ear</text:p>
          </table:table-cell>
          <table:table-cell table:style-name="Table1.C2" office:value-type="string">
            <text:p text:style-name="P41">Packaging of WebPortal for JEE environment</text:p>
          </table:table-cell>
        </table:table-row>
      </table:table>
      <text:h text:style-name="P64" text:outline-level="1">Repositories</text:h>
      <text:p text:style-name="P3"><text:span text:style-name="T4">a</text:span>rjuna-technologies:</text:p>
      <text:list xml:id="list2903319068842752508" text:style-name="L26">
        <text:list-item>
          <text:p text:style-name="P67">DataBroker</text:p>
        </text:list-item>
        <text:list-item>
          <text:p text:style-name="P67">Drupal_DataBroker_PlugIn</text:p>
        </text:list-item>
        <text:list-item>
          <text:p text:style-name="P67">JEEBatch_DataBroker_Support</text:p>
        </text:list-item>
        <text:list-item>
          <text:p text:style-name="P67">GeoAPI_DataBroker_PlugIn</text:p>
        </text:list-item>
        <text:list-item>
          <text:p text:style-name="P67">GeoTools_DataBroker_PlugIn</text:p>
        </text:list-item>
        <text:list-item>
          <text:p text:style-name="P67">Interconnect_DataBroker_PlugIn</text:p>
        </text:list-item>
        <text:list-item>
          <text:p text:style-name="P67">Simple_DataBroker_PlugIn</text:p>
        </text:list-item>
        <text:list-item>
          <text:p text:style-name="P68">Apache-POI_DataBroker_PlugIn</text:p>
        </text:list-item>
        <text:list-item>
          <text:p text:style-name="P68">TestSupport_DataBroker_Utilities</text:p>
        </text:list-item>
        <text:list-item>
          <text:p text:style-name="P68">FileSystem_DataBroker_PlugIn</text:p>
        </text:list-item>
        <text:list-item>
          <text:p text:style-name="P68">DataBroker_Utilities</text:p>
        </text:list-item>
      </text:list>
      <text:p text:style-name="P4">RISBIC:</text:p>
      <text:list xml:id="list2043746465656299057" text:style-name="L27">
        <text:list-item>
          <text:p text:style-name="P70">DataFlow_Utilities</text:p>
        </text:list-item>
        <text:list-item>
          <text:p text:style-name="P70">eScienceCentral_DataBroker_PlugIn</text:p>
        </text:list-item>
        <text:list-item>
          <text:p text:style-name="P70">JdbcSourcePlugin</text:p>
        </text:list-item>
        <text:list-item>
          <text:p text:style-name="P69">DataBroker_Dockerfiles</text:p>
        </text:list-item>
        <text:list-item>
          <text:p text:style-name="P70">DataBroker (fork)</text:p>
        </text:list-item>
      </text:list>
      <text:h text:style-name="P66" text:outline-level="1">PlugIn</text:h>
      <text:p text:style-name="P7">Drupal_DataBroker_PlugIn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3">Data Node Type</text:p>
          </table:table-cell>
          <table:table-cell table:style-name="Table2.A1" office:value-type="string">
            <text:p text:style-name="P19">Name</text:p>
          </table:table-cell>
          <table:table-cell table:style-name="Table2.C1" office:value-type="string">
            <text:p text:style-name="P26">Description</text:p>
          </table:table-cell>
        </table:table-row>
        <table:table-row table:style-name="Table2.1">
          <table:table-cell table:style-name="Table2.A2" office:value-type="string">
            <text:p text:style-name="P33">DataService</text:p>
          </table:table-cell>
          <table:table-cell table:style-name="Table2.A2" office:value-type="string">
            <text:p text:style-name="P33">ProviderXMLFeedDataService</text:p>
          </table:table-cell>
          <table:table-cell table:style-name="Table2.C2" office:value-type="string">
            <text:p text:style-name="P33">Allows Drupal to acquire via a Feed, with an XML Feed Parser</text:p>
          </table:table-cell>
        </table:table-row>
      </table:table>
      <text:p text:style-name="P7">GeoTools_DataBroker_PlugIn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4">Data Node Type</text:p>
          </table:table-cell>
          <table:table-cell table:style-name="Table3.A1" office:value-type="string">
            <text:p text:style-name="P21">Name</text:p>
          </table:table-cell>
          <table:table-cell table:style-name="Table3.C1" office:value-type="string">
            <text:p text:style-name="P28">Description</text:p>
          </table:table-cell>
        </table:table-row>
        <table:table-row table:style-name="Table3.1">
          <table:table-cell table:style-name="Table3.A2" office:value-type="string">
            <text:p text:style-name="P34">Data<text:span text:style-name="T6">Processor</text:span></text:p>
          </table:table-cell>
          <table:table-cell table:style-name="Table3.A2" office:value-type="string">
            <text:p text:style-name="P42">ShapeFileConverterDataProcessor</text:p>
          </table:table-cell>
          <table:table-cell table:style-name="Table3.C2" office:value-type="string">
            <text:p text:style-name="P51">Converts each feature within a ShapeFile into a CSV string</text:p>
          </table:table-cell>
        </table:table-row>
      </table:table>
      <text:p text:style-name="P8">Interconnect_DataBroker_PlugIn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5">Data Node Type</text:p>
          </table:table-cell>
          <table:table-cell table:style-name="Table4.A1" office:value-type="string">
            <text:p text:style-name="P22">Name</text:p>
          </table:table-cell>
          <table:table-cell table:style-name="Table4.C1" office:value-type="string">
            <text:p text:style-name="P29">Description</text:p>
          </table:table-cell>
        </table:table-row>
        <table:table-row table:style-name="Table4.1">
          <table:table-cell table:style-name="Table4.A2" office:value-type="string">
            <text:p text:style-name="P35">Data<text:span text:style-name="T7">Source</text:span></text:p>
          </table:table-cell>
          <table:table-cell table:style-name="Table4.A2" office:value-type="string">
            <text:p text:style-name="P43">PullWebServiceDataSource</text:p>
          </table:table-cell>
          <table:table-cell table:style-name="Table4.C2" office:value-type="string">
            <text:p text:style-name="P47">Pulls data from another DataBroker</text:p>
          </table:table-cell>
        </table:table-row>
        <table:table-row table:style-name="Table4.1">
          <table:table-cell table:style-name="Table4.A2" office:value-type="string">
            <text:p text:style-name="P35">Data<text:span text:style-name="T7">Source</text:span></text:p>
          </table:table-cell>
          <table:table-cell table:style-name="Table4.A2" office:value-type="string">
            <text:p text:style-name="P43">AcceptorWebServiceDataSource</text:p>
          </table:table-cell>
          <table:table-cell table:style-name="Table4.C2" office:value-type="string">
            <text:p text:style-name="P47">Acceptors data from another DataBroker</text:p>
          </table:table-cell>
        </table:table-row>
        <table:table-row table:style-name="Table4.1">
          <table:table-cell table:style-name="Table4.A2" office:value-type="string">
            <text:p text:style-name="P35">Data<text:span text:style-name="T7">Sink</text:span></text:p>
          </table:table-cell>
          <table:table-cell table:style-name="Table4.A2" office:value-type="string">
            <text:p text:style-name="P43">PushWebServiceDataSink</text:p>
          </table:table-cell>
          <table:table-cell table:style-name="Table4.C2" office:value-type="string">
            <text:p text:style-name="P47">Pushes data to another DataBroker, via an acceptor</text:p>
          </table:table-cell>
        </table:table-row>
        <table:table-row table:style-name="Table4.1">
          <table:table-cell table:style-name="Table4.A2" office:value-type="string">
            <text:p text:style-name="P35">Data<text:span text:style-name="T7">Sink</text:span></text:p>
          </table:table-cell>
          <table:table-cell table:style-name="Table4.A2" office:value-type="string">
            <text:p text:style-name="P43">ProviderWebServiceDataSink</text:p>
          </table:table-cell>
          <table:table-cell table:style-name="Table4.C2" office:value-type="string">
            <text:p text:style-name="P47">Provider data to another DataBroker, via a puller.</text:p>
          </table:table-cell>
        </table:table-row>
      </table:table>
      <text:p text:style-name="P9">Simple_DataBroker_PlugIn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6">Data Node Type</text:p>
          </table:table-cell>
          <table:table-cell table:style-name="Table5.A1" office:value-type="string">
            <text:p text:style-name="P23">Name</text:p>
          </table:table-cell>
          <table:table-cell table:style-name="Table5.C1" office:value-type="string">
            <text:p text:style-name="P30">Description</text:p>
          </table:table-cell>
        </table:table-row>
        <table:table-row table:style-name="Table5.1">
          <table:table-cell table:style-name="Table5.A2" office:value-type="string">
            <text:p text:style-name="P36">Data<text:span text:style-name="T7">Source</text:span></text:p>
          </table:table-cell>
          <table:table-cell table:style-name="Table5.A2" office:value-type="string">
            <text:p text:style-name="P44"><text:span text:style-name="T8">Simple</text:span>DataSource</text:p>
          </table:table-cell>
          <table:table-cell table:style-name="Table5.C2" office:value-type="string">
            <text:p text:style-name="P48">Simple example of a data source</text:p>
          </table:table-cell>
        </table:table-row>
        <table:table-row table:style-name="Table5.1">
          <table:table-cell table:style-name="Table5.A2" office:value-type="string">
            <text:p text:style-name="P36">Data<text:span text:style-name="T8">Sink</text:span></text:p>
          </table:table-cell>
          <table:table-cell table:style-name="Table5.A2" office:value-type="string">
            <text:p text:style-name="P44"><text:span text:style-name="T8">Simple</text:span>DataS<text:span text:style-name="T8">ink</text:span></text:p>
          </table:table-cell>
          <table:table-cell table:style-name="Table5.C2" office:value-type="string">
            <text:p text:style-name="P48">Simple example of a data sink</text:p>
          </table:table-cell>
        </table:table-row>
        <table:table-row table:style-name="Table5.1">
          <table:table-cell table:style-name="Table5.A2" office:value-type="string">
            <text:p text:style-name="P36">Data<text:span text:style-name="T8">Processor</text:span></text:p>
          </table:table-cell>
          <table:table-cell table:style-name="Table5.A2" office:value-type="string">
            <text:p text:style-name="P44"><text:span text:style-name="T8">Simple</text:span>Data<text:span text:style-name="T8">Processor</text:span></text:p>
          </table:table-cell>
          <table:table-cell table:style-name="Table5.C2" office:value-type="string">
            <text:p text:style-name="P48">Simple example of a data processor</text:p>
          </table:table-cell>
        </table:table-row>
        <table:table-row table:style-name="Table5.1">
          <table:table-cell table:style-name="Table5.A2" office:value-type="string">
            <text:p text:style-name="P36">Data<text:span text:style-name="T8">Store</text:span></text:p>
          </table:table-cell>
          <table:table-cell table:style-name="Table5.A2" office:value-type="string">
            <text:p text:style-name="P48">SimpleDataStore</text:p>
          </table:table-cell>
          <table:table-cell table:style-name="Table5.C2" office:value-type="string">
            <text:p text:style-name="P48">Simple example of a data store</text:p>
          </table:table-cell>
        </table:table-row>
        <table:table-row table:style-name="Table5.1">
          <table:table-cell table:style-name="Table5.A2" office:value-type="string">
            <text:p text:style-name="P36">Data<text:span text:style-name="T8">Service</text:span></text:p>
          </table:table-cell>
          <table:table-cell table:style-name="Table5.A2" office:value-type="string">
            <text:p text:style-name="P36"><text:span text:style-name="T8">Simple</text:span>Data<text:span text:style-name="T8">Service</text:span></text:p>
          </table:table-cell>
          <table:table-cell table:style-name="Table5.C2" office:value-type="string">
            <text:p text:style-name="P48">Simple example of a data service</text:p>
          </table:table-cell>
        </table:table-row>
      </table:table>
      <text:p text:style-name="P62"><text:soft-page-break/>eScienceCentral_DataBroker_PlugIn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7">Data Node Type</text:p>
          </table:table-cell>
          <table:table-cell table:style-name="Table6.A1" office:value-type="string">
            <text:p text:style-name="P24">Name</text:p>
          </table:table-cell>
          <table:table-cell table:style-name="Table6.C1" office:value-type="string">
            <text:p text:style-name="P31">Description</text:p>
          </table:table-cell>
        </table:table-row>
        <table:table-row table:style-name="Table6.1">
          <table:table-cell table:style-name="Table6.A2" office:value-type="string">
            <text:p text:style-name="P37">Data<text:span text:style-name="T7">Source</text:span></text:p>
          </table:table-cell>
          <table:table-cell table:style-name="Table6.A2" office:value-type="string">
            <text:p text:style-name="P45"><text:span text:style-name="T9">Esc</text:span>DataSource</text:p>
          </table:table-cell>
          <table:table-cell table:style-name="Table6.C2" office:value-type="string">
            <text:p text:style-name="P49"><text:span text:style-name="T9">Allows an eScienceCentral</text:span> <text:span text:style-name="T9">DataSet to be a</text:span> data source</text:p>
          </table:table-cell>
        </table:table-row>
        <table:table-row table:style-name="Table6.1">
          <table:table-cell table:style-name="Table6.A2" office:value-type="string">
            <text:p text:style-name="P37">Data<text:span text:style-name="T8">Processor</text:span></text:p>
          </table:table-cell>
          <table:table-cell table:style-name="Table6.A2" office:value-type="string">
            <text:p text:style-name="P45"><text:span text:style-name="T9">Esc</text:span>Data<text:span text:style-name="T8">Processor</text:span></text:p>
          </table:table-cell>
          <table:table-cell table:style-name="Table6.C2" office:value-type="string">
            <text:p text:style-name="P50"><text:span text:style-name="T9">Allows data to be processed by eScienceCentral</text:span> <text:span text:style-name="T10">workflows</text:span> <text:span text:style-name="T10">to form a</text:span> data processor</text:p>
          </table:table-cell>
        </table:table-row>
        <table:table-row table:style-name="Table6.1">
          <table:table-cell table:style-name="Table6.A2" office:value-type="string">
            <text:p text:style-name="P37">Data<text:span text:style-name="T8">Service</text:span></text:p>
          </table:table-cell>
          <table:table-cell table:style-name="Table6.A2" office:value-type="string">
            <text:p text:style-name="P37"><text:span text:style-name="T9">Esc</text:span>Data<text:span text:style-name="T8">Service</text:span></text:p>
          </table:table-cell>
          <table:table-cell table:style-name="Table6.C2" office:value-type="string">
            <text:p text:style-name="P52">Allows DataSet to be sent to eScienceCentral as a data service</text:p>
          </table:table-cell>
        </table:table-row>
      </table:table>
      <text:p text:style-name="P61">JdbcSourcePlugin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8">Data Node Type</text:p>
          </table:table-cell>
          <table:table-cell table:style-name="Table7.A1" office:value-type="string">
            <text:p text:style-name="P25">Name</text:p>
          </table:table-cell>
          <table:table-cell table:style-name="Table7.C1" office:value-type="string">
            <text:p text:style-name="P32">Description</text:p>
          </table:table-cell>
        </table:table-row>
        <table:table-row table:style-name="Table7.1">
          <table:table-cell table:style-name="Table7.A2" office:value-type="string">
            <text:p text:style-name="P38">Data<text:span text:style-name="T7">Source</text:span></text:p>
          </table:table-cell>
          <table:table-cell table:style-name="Table7.A2" office:value-type="string">
            <text:p text:style-name="P46"><text:span text:style-name="T11">Jdbc</text:span>Source</text:p>
          </table:table-cell>
          <table:table-cell table:style-name="Table7.C2" office:value-type="string">
            <text:p text:style-name="P73">Allows an JDBC Connection to be a data source</text:p>
          </table:table-cell>
        </table:table-row>
      </table:table>
      <text:h text:style-name="Heading_20_1" text:outline-level="1"><text:span text:style-name="T13">Metadata Object Model</text:span></text:h>
      <text:h text:style-name="P71" text:outline-level="1">MetadataInventory (also MutableMetadataInventory):</text:h>
      <text:h text:style-name="P71" text:outline-level="1">- Contains all the metadata object within a particular “domain”, not just the roots.</text:h>
      <text:h text:style-name="P71" text:outline-level="1">Metadata (also MutableMetadata):</text:h>
      <text:h text:style-name="P71" text:outline-level="1">- A container (text blob) from which metadata contents can be accessed.</text:h>
      <text:h text:style-name="P71" text:outline-level="1">MetadataContent (also MutableMetadataContent):</text:h>
      <text:h text:style-name="P71" text:outline-level="1">- A container from which metadata statements can be accessed.</text:h>
      <text:h text:style-name="P71" text:outline-level="1">MetadataStatement (also MutableStatementMetadata):</text:h>
      <text:h text:style-name="P71" text:outline-level="1">- A container from which name, type and value can be obtained.</text:h>
      <text:h text:style-name="P72" text:outline-level="1"/>
      <text:h text:style-name="P72" text:outline-level="1"/>
      <text:h text:style-name="P72" text:outline-level="1"/>
      <text:h text:style-name="P72" text:outline-level="1"><text:soft-page-break/><draw:g text:anchor-type="as-char" draw:z-index="0" draw:style-name="gr1"><draw:custom-shape draw:style-name="gr2" draw:text-style-name="P75" xml:id="id2" draw:id="id2" svg:width="5.501cm" svg:height="3.001cm" svg:x="1.7cm" svg:y="5.5cm"><text:p text:style-name="P74"><text:span text:style-name="T14">Metadata</text:span></text:p><draw:enhanced-geometry svg:viewBox="0 0 21600 21600" draw:type="rectangle" draw:enhanced-path="M 0 0 L 21600 0 21600 21600 0 21600 0 0 Z N"/></draw:custom-shape><draw:custom-shape draw:style-name="gr3" draw:text-style-name="P75" xml:id="id4" draw:id="id4" svg:width="5.501cm" svg:height="3.001cm" svg:x="1.7cm" svg:y="11cm"><text:p text:style-name="P74"><text:span text:style-name="T14">Metadata</text:span></text:p><text:p text:style-name="P74"><text:span text:style-name="T14">Content</text:span></text:p><draw:enhanced-geometry svg:viewBox="0 0 21600 21600" draw:type="rectangle" draw:enhanced-path="M 0 0 L 21600 0 21600 21600 0 21600 0 0 Z N"/></draw:custom-shape><draw:custom-shape draw:style-name="gr4" draw:text-style-name="P75" xml:id="id6" draw:id="id6" svg:width="5.501cm" svg:height="2.999cm" svg:x="1.7cm" svg:y="16.501cm"><text:p text:style-name="P74"><text:span text:style-name="T14">Metadata</text:span><text:span text:style-name="T14"><text:line-break/></text:span><text:span text:style-name="T14">Statement</text:span></text:p><draw:enhanced-geometry svg:viewBox="0 0 21600 21600" draw:type="rectangle" draw:enhanced-path="M 0 0 L 21600 0 21600 21600 0 21600 0 0 Z N"/></draw:custom-shape><draw:custom-shape draw:style-name="gr5" draw:text-style-name="P75" xml:id="id1" draw:id="id1" svg:width="5.501cm" svg:height="3.001cm" svg:x="9.2cm" svg:y="5.5cm"><text:p text:style-name="P74"><text:span text:style-name="T14">Mutable</text:span><text:span text:style-name="T14"><text:line-break/></text:span><text:span text:style-name="T14">Metadata</text:span></text:p><draw:enhanced-geometry svg:viewBox="0 0 21600 21600" draw:type="rectangle" draw:enhanced-path="M 0 0 L 21600 0 21600 21600 0 21600 0 0 Z N"/></draw:custom-shape><draw:custom-shape draw:style-name="gr6" draw:text-style-name="P75" xml:id="id5" draw:id="id5" svg:width="5.501cm" svg:height="2.999cm" svg:x="9.2cm" svg:y="16.501cm"><text:p text:style-name="P74"><text:span text:style-name="T14">Mutable</text:span></text:p><text:p text:style-name="P74"><text:span text:style-name="T14">Metadata</text:span></text:p><text:p text:style-name="P74"><text:span text:style-name="T14">Statement</text:span></text:p><draw:enhanced-geometry svg:viewBox="0 0 21600 21600" draw:type="rectangle" draw:enhanced-path="M 0 0 L 21600 0 21600 21600 0 21600 0 0 Z N"/></draw:custom-shape><draw:custom-shape draw:style-name="gr7" draw:text-style-name="P75" xml:id="id3" draw:id="id3" svg:width="5.501cm" svg:height="3.001cm" svg:x="9.2cm" svg:y="11cm"><text:p text:style-name="P74"><text:span text:style-name="T14">Mutable</text:span></text:p><text:p text:style-name="P74"><text:span text:style-name="T14">Metadata</text:span></text:p><text:p text:style-name="P74"><text:span text:style-name="T14">Content</text:span></text:p><draw:enhanced-geometry svg:viewBox="0 0 21600 21600" draw:type="rectangle" draw:enhanced-path="M 0 0 L 21600 0 21600 21600 0 21600 0 0 Z N"/></draw:custom-shape><draw:connector draw:style-name="gr8" draw:text-style-name="P75" svg:x1="9.2cm" svg:y1="7cm" svg:x2="7.2cm" svg:y2="7cm" draw:start-shape="id1" draw:start-glue-point="3" draw:end-shape="id2" draw:end-glue-point="1" svg:d="M9200-2752h-2000" svg:viewBox="0 0 2002 2"><text:p/></draw:connector><draw:connector draw:style-name="gr9" draw:text-style-name="P75" svg:x1="9.2cm" svg:y1="12.499cm" svg:x2="7.2cm" svg:y2="12.499cm" draw:start-shape="id3" draw:start-glue-point="3" draw:end-shape="id4" draw:end-glue-point="1" svg:d="M9200 2748h-2000" svg:viewBox="0 0 2002 2"><text:p/></draw:connector><draw:connector draw:style-name="gr10" draw:text-style-name="P75" svg:x1="9.2cm" svg:y1="18cm" svg:x2="7.2cm" svg:y2="18cm" draw:start-shape="id5" draw:start-glue-point="3" draw:end-shape="id6" draw:end-glue-point="1" svg:d="M9200 8249h-2000" svg:viewBox="0 0 2002 2"><text:p/></draw:connector><draw:connector draw:style-name="gr11" draw:text-style-name="P75" svg:x1="4.45cm" svg:y1="8.501cm" svg:x2="4.45cm" svg:y2="11cm" draw:start-shape="id2" draw:start-glue-point="2" draw:end-shape="id4" draw:end-glue-point="0" svg:d="M4450-1251v2500" svg:viewBox="0 0 2 2501"><text:p/></draw:connector><draw:connector draw:style-name="gr12" draw:text-style-name="P75" svg:x1="4.45cm" svg:y1="14cm" svg:x2="4.45cm" svg:y2="16.501cm" draw:start-shape="id4" draw:start-glue-point="2" draw:end-shape="id6" draw:end-glue-point="0" svg:d="M4450 4249v2501" svg:viewBox="0 0 2 2503"><text:p/></draw:connector><draw:connector draw:style-name="gr13" draw:text-style-name="P75" svg:x1="7.2cm" svg:y1="7cm" svg:x2="7.2cm" svg:y2="7cm" draw:start-shape="id2" draw:end-shape="id2" svg:d="M7200-2752z" svg:viewBox="0 0 2 2"><text:p/></draw:connector><draw:line draw:style-name="gr14" draw:text-style-name="P75" svg:x1="2.2cm" svg:y1="3.501cm" svg:x2="2.2cm" svg:y2="5.501cm"><text:p/></draw:line><draw:line draw:style-name="gr15" draw:text-style-name="P75" svg:x1="3.7cm" svg:y1="3.501cm" svg:x2="3.7cm" svg:y2="5.501cm"><text:p/></draw:line><draw:line draw:style-name="gr16" draw:text-style-name="P75" svg:x1="2.2cm" svg:y1="3.501cm" svg:x2="3.7cm" svg:y2="3.501cm"><text:p/></draw:line><draw:line draw:style-name="gr17" draw:text-style-name="P75" svg:x1="5.2cm" svg:y1="3.501cm" svg:x2="5.2cm" svg:y2="5.501cm"><text:p/></draw:line><draw:line draw:style-name="gr18" draw:text-style-name="P75" svg:x1="6.7cm" svg:y1="3.501cm" svg:x2="6.7cm" svg:y2="5.501cm"><text:p/></draw:line><draw:line draw:style-name="gr19" draw:text-style-name="P75" svg:x1="5.2cm" svg:y1="3.501cm" svg:x2="6.7cm" svg:y2="3.501cm"><text:p/></draw:line><draw:frame draw:style-name="gr20" draw:text-style-name="P77" svg:width="1.99cm" svg:height="1.227cm" svg:x="0cm" svg:y="3.5cm"><draw:text-box><text:p text:style-name="P74"><text:span text:style-name="T15">parent/</text:span></text:p><text:p text:style-name="P76"><text:span text:style-name="T15">children</text:span></text:p></draw:text-box></draw:frame><draw:frame draw:style-name="gr21" draw:text-style-name="P78" svg:width="2.557cm" svg:height="0.74cm" svg:x="6.8cm" svg:y="3.701cm"><draw:text-box><text:p text:style-name="P74"><text:span text:style-name="T16">description</text:span></text:p></draw:text-box></draw:frame><draw:frame draw:style-name="gr22" draw:text-style-name="P79" svg:width="1.214cm" svg:height="0.74cm" svg:x="1cm" svg:y="4.775cm"><draw:text-box><text:p text:style-name="P76"><text:span text:style-name="T15">0..1</text:span></text:p></draw:text-box></draw:frame><draw:frame draw:style-name="gr23" draw:text-style-name="P79" svg:width="1.142cm" svg:height="0.74cm" svg:x="2.582cm" svg:y="4.784cm"><draw:text-box><text:p text:style-name="P76"><text:span text:style-name="T15">0..*</text:span></text:p></draw:text-box></draw:frame><draw:frame draw:style-name="gr24" draw:text-style-name="P79" svg:width="1.142cm" svg:height="0.74cm" svg:x="5.2cm" svg:y="4.775cm"><draw:text-box><text:p text:style-name="P76"><text:span text:style-name="T15">0..*</text:span></text:p></draw:text-box></draw:frame><draw:frame draw:style-name="gr25" draw:text-style-name="P79" svg:width="1.214cm" svg:height="0.74cm" svg:x="6.687cm" svg:y="4.775cm"><draw:text-box><text:p text:style-name="P76"><text:span text:style-name="T15">0..1</text:span></text:p></draw:text-box></draw:frame><draw:custom-shape draw:style-name="gr26" draw:text-style-name="P75" xml:id="id8" draw:id="id8" svg:width="5.501cm" svg:height="3.001cm" svg:x="1.7cm" svg:y="0cm"><text:p text:style-name="P74"><text:span text:style-name="T14">Metadata</text:span></text:p><text:p text:style-name="P74"><text:span text:style-name="T14">Inventory</text:span></text:p><draw:enhanced-geometry svg:viewBox="0 0 21600 21600" draw:type="rectangle" draw:enhanced-path="M 0 0 L 21600 0 21600 21600 0 21600 0 0 Z N"/></draw:custom-shape><draw:custom-shape draw:style-name="gr27" draw:text-style-name="P75" xml:id="id7" draw:id="id7" svg:width="5.501cm" svg:height="3.001cm" svg:x="9.2cm" svg:y="0cm"><text:p text:style-name="P74"><text:span text:style-name="T14">Mutable</text:span></text:p><text:p text:style-name="P74"><text:span text:style-name="T14">Metadata</text:span></text:p><text:p text:style-name="P74"><text:span text:style-name="T14">Inventory</text:span></text:p><draw:enhanced-geometry svg:viewBox="0 0 21600 21600" draw:type="rectangle" draw:enhanced-path="M 0 0 L 21600 0 21600 21600 0 21600 0 0 Z N"/></draw:custom-shape><draw:connector draw:style-name="gr28" draw:text-style-name="P75" svg:x1="9.2cm" svg:y1="1.5cm" svg:x2="7.2cm" svg:y2="1.5cm" draw:start-shape="id7" draw:start-glue-point="3" draw:end-shape="id8" draw:end-glue-point="1" svg:d="M9200-8252h-2000" svg:viewBox="0 0 2002 2"><text:p/></draw:connector><draw:connector draw:style-name="gr29" draw:text-style-name="P75" svg:x1="4.45cm" svg:y1="3.001cm" svg:x2="4.45cm" svg:y2="5.5cm" draw:start-shape="id8" draw:start-glue-point="2" draw:end-shape="id2" draw:end-glue-point="0" svg:d="M4450-6751v2499" svg:viewBox="0 0 2 2501"><text:p/></draw:connector><draw:frame draw:style-name="gr30" draw:text-style-name="P77" svg:width="2.112cm" svg:height="0.74cm" svg:x="2.247cm" svg:y="9.275cm"><draw:text-box><text:p text:style-name="P74"><text:span text:style-name="T15">contents</text:span></text:p></draw:text-box></draw:frame><draw:frame draw:style-name="gr31" draw:text-style-name="P77" svg:width="2.587cm" svg:height="0.74cm" svg:x="1.799cm" svg:y="14.776cm"><draw:text-box><text:p text:style-name="P74"><text:span text:style-name="T15">statements</text:span></text:p></draw:text-box></draw:frame></draw:g></text:h>
      <text:h text:style-name="P65" text:outline-level="1"><text:span text:style-name="T12">Example XML DataFlow Config</text:span></text:h>
      <text:p text:style-name="P12">&lt;?xml version="1.0" encoding="UTF-8"?&gt;<text:line-break/><text:line-break/>&lt;dataflow name="Example 04"&gt;<text:line-break/> <text:s text:c="3"/>&lt;metaProperties&gt;<text:line-break/> <text:s text:c="7"/>&lt;metaProperty name="MetaName01" value="MetaValue01"/&gt;<text:line-break/> <text:s text:c="3"/>&lt;/metaProperties&gt;<text:line-break/> <text:s text:c="3"/>&lt;properties&gt;<text:line-break/> <text:s text:c="7"/>&lt;property name="Name01" value="Value01"/&gt;<text:line-break/> <text:s text:c="3"/>&lt;/properties&gt;<text:line-break/><text:line-break/> <text:s text:c="3"/>&lt;dataFlowNodeFactory name="DFNF1" class="com.tests.Dummy01DataFlowNodeFactory"&gt;<text:line-break/> <text:s text:c="7"/>&lt;metaProperties&gt;<text:line-break/> <text:s text:c="11"/>&lt;metaProperty name="MetaName01" value="MetaValue01"/&gt;<text:line-break/> <text:s text:c="7"/>&lt;/metaProperties&gt;<text:line-break/> <text:s text:c="7"/>&lt;properties&gt;<text:line-break/> <text:s text:c="11"/>&lt;property name="Name01" value="Value01"/&gt;<text:line-break/> <text:s text:c="7"/>&lt;/properties&gt;<text:line-break/> <text:s text:c="3"/>&lt;/dataFlowNodeFactory&gt;<text:line-break/><text:line-break/> <text:s text:c="3"/>&lt;dataFlowNodeFactory name="DFNF2" class="com.tests.Dummy02DataFlowNodeFactory"&gt;<text:line-break/> <text:s text:c="7"/>&lt;metaProperties&gt;<text:line-break/> <text:s text:c="11"/>&lt;metaProperty name="MetaName01" value="MetaValue01"/&gt;<text:line-break/> <text:s text:c="7"/>&lt;/metaProperties&gt;<text:line-break/> <text:s text:c="7"/>&lt;properties&gt;<text:line-break/> <text:s text:c="11"/>&lt;property name="Name01" value="Value01"/&gt;<text:line-break/> <text:s text:c="7"/>&lt;/properties&gt;<text:line-break/> <text:s text:c="3"/>&lt;/dataFlowNodeFactory&gt;<text:line-break/><text:line-break/> <text:s text:c="3"/>&lt;dataFlowNode name="DFN1" type="datasource" factoryName="DFNF1"&gt;<text:line-break/> <text:s text:c="7"/>&lt;metaProperties&gt;<text:line-break/> <text:s text:c="11"/>&lt;metaProperty name="MetaName01" value="MetaValue01"/&gt;<text:line-break/> <text:s text:c="7"/>&lt;/metaProperties&gt;<text:line-break/> <text:s text:c="7"/>&lt;properties&gt;<text:line-break/> <text:s text:c="11"/>&lt;property name="Name01" value="Value01"/&gt;<text:line-break/> <text:s text:c="7"/>&lt;/properties&gt;<text:line-break/> <text:s text:c="3"/>&lt;/dataFlowNode&gt;<text:line-break/><text:line-break/> <text:s text:c="3"/>&lt;dataFlowNode name="DFN2" type="datasink" factoryName="DFNF2"&gt;<text:line-break/> <text:s text:c="7"/>&lt;metaProperties&gt;<text:line-break/> <text:s text:c="11"/>&lt;metaProperty name="MetaName01" value="MetaValue01"/&gt;<text:line-break/> <text:s text:c="7"/>&lt;/metaProperties&gt;<text:line-break/> <text:s text:c="7"/>&lt;properties&gt;<text:line-break/> <text:s text:c="11"/>&lt;property name="Name01" value="Value01"/&gt;<text:line-break/> <text:s text:c="7"/>&lt;/properties&gt;<text:line-break/> <text:s text:c="3"/>&lt;/dataFlowNode&gt;<text:line-break/><text:line-break/> <text:s text:c="3"/>&lt;dataFlowLink sourceDataFlowNode="DFN1" sinkDataFlowNode="DFN2"/&gt;<text:line-break/>&lt;/dataflow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DejaVu Sans Mono" svg:font-family="'DejaVu Sans Mono'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3000 3000" svg:d="M1500 0l1500 3000h-3000zM1500 447l-1176 2353h2353z"/>
    <draw:marker draw:name="Arrowheads_20_2" draw:display-name="Arrowheads 2" svg:viewBox="0 0 3000 6000" svg:d="M1500 0l1500 3000-1500 3000-1500-3000z"/>
    <draw:marker draw:name="Diamond_20_unfilled" draw:display-name="Diamond unfilled" svg:viewBox="0 0 3000 6000" svg:d="M1500 0l1500 3000-1500 3000-1500-3000zM1500 447l-1276 2553 1276 2553 1276-2553z"/>
    <draw:marker draw:name="Triangle_20_unfilled" draw:display-name="Triangle unfilled" svg:viewBox="0 0 3000 3000" svg:d="M1500 0l1500 3000h-3000zM1500 447l-1176 2353h2353z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DejaVu Sans" fo:font-family="'DejaVu Sans'" style:font-style-name="Book" style:font-family-generic="swiss" style:font-pitch="variable" fo:language="en" fo:country="GB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DejaVu Sans" fo:font-family="'DejaVu Sans'" style:font-style-name="Book" style:font-family-generic="swiss" style:font-pitch="variable" fo:font-size="10pt" fo:language="en" fo:country="GB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DejaVu Sans" fo:font-family="'DejaVu Sans'" style:font-style-name="Book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top="7.999cm" fo:margin-bottom="0.101cm" loext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3cm" fo:margin-bottom="0.101cm" loext:contextual-spacing="false" fo:text-align="center" style:justify-single-word="false" style:page-number="auto" fo:break-after="page"/>
      <style:text-properties fo:font-size="18pt" officeooo:rsid="001834ac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17cm" style:type="right"/>
        </style:tab-stops>
      </style:paragraph-properties>
      <style:text-properties style:font-name="DejaVu Sans1" fo:font-size="8pt" officeooo:rsid="0012ac0e" officeooo:paragraph-rsid="0012ac0e" style:font-size-asian="8pt" style:font-size-complex="8pt"/>
    </style:style>
    <style:style style:name="MP2" style:family="paragraph" style:parent-style-name="Footer">
      <style:text-properties style:font-name="DejaVu Sans1" fo:font-size="10pt" style:font-size-asian="10pt" style:font-size-complex="10pt"/>
    </style:style>
    <style:style style:name="MT1" style:family="text">
      <style:text-properties officeooo:rsid="0017e5c1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8pt" officeooo:rsid="00139e4c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DataBroker Manual</text:span><text:tab/><text:span text:style-name="MT1">1.0</text:span></text:p>
      </style:header>
      <style:footer>
        <text:p text:style-name="MP2"><text:tab/><text:span text:style-name="MT2"><text:page-number text:select-page="current">7</text:page-number></text:span><text:span text:style-name="MT2"> </text:span><text:span text:style-name="MT3">of </text:span><text:span text:style-name="MT3"><text:page-count>7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39M54S</meta:editing-duration>
    <meta:editing-cycles>46</meta:editing-cycles>
    <meta:generator>LibreOffice/4.3.0.4$Windows_x86 LibreOffice_project/62ad5818884a2fc2e5780dd45466868d41009ec0</meta:generator>
    <dc:date>2014-09-10T12:28:07.738000000</dc:date>
    <meta:document-statistic meta:table-count="8" meta:image-count="0" meta:object-count="0" meta:page-count="7" meta:paragraph-count="152" meta:word-count="499" meta:character-count="4975" meta:non-whitespace-character-count="4344"/>
    <meta:user-defined meta:name="Info 1"/>
    <meta:user-defined meta:name="Info 2"/>
    <meta:user-defined meta:name="Info 3"/>
    <meta:user-defined meta:name="Info 4"/>
  </office:meta>
</office:document-meta>
</file>